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4" table:default-cell-style-name="ce1"/>
        <table:table-row table:style-name="ro1">
          <table:table-cell office:value-type="string">
            <text:p>TestNo</text:p>
          </table:table-cell>
          <table:table-cell office:value-type="string">
            <text:p>BLOCK_I</text:p>
          </table:table-cell>
          <table:table-cell office:value-type="string">
            <text:p>BLOCK_J</text:p>
          </table:table-cell>
          <table:table-cell office:value-type="string">
            <text:p>BLOCK_K</text:p>
          </table:table-cell>
          <table:table-cell office:value-type="string">
            <text:p>Score_1</text:p>
          </table:table-cell>
          <table:table-cell office:value-type="string">
            <text:p>Score_2</text:p>
          </table:table-cell>
          <table:table-cell office:value-type="string">
            <text:p>Score_3</text:p>
          </table:table-cell>
          <table:table-cell office:value-type="string">
            <text:p>Score_Overall</text:p>
          </table:table-cell>
          <table:table-cell table:style-name="Default" office:value-type="string">
            <text:p>Score_1_Short</text:p>
          </table:table-cell>
          <table:table-cell table:style-name="Default" office:value-type="string">
            <text:p>Score_2_Short</text:p>
          </table:table-cell>
          <table:table-cell table:style-name="Default" office:value-type="string">
            <text:p>Score_3_Short</text:p>
          </table:table-cell>
          <table:table-cell table:style-name="Default" office:value-type="string">
            <text:p>Score_Overall_Sh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12.6202149391">
            <text:p>12.6202149391</text:p>
          </table:table-cell>
          <table:table-cell office:value-type="float" office:value="12.6469011307">
            <text:p>12.6469011307</text:p>
          </table:table-cell>
          <table:table-cell office:value-type="float" office:value="13.1409518719">
            <text:p>13.1409518719</text:p>
          </table:table-cell>
          <table:table-cell office:value-type="float" office:value="12.6202149391">
            <text:p>12.6202149391</text:p>
          </table:table-cell>
          <table:table-cell table:formula="of:=ROUND([.E2];3)" office:value-type="float" office:value="12.62">
            <text:p>12.620</text:p>
          </table:table-cell>
          <table:table-cell table:formula="of:=ROUND([.F2];3)" office:value-type="float" office:value="12.647">
            <text:p>12.647</text:p>
          </table:table-cell>
          <table:table-cell table:formula="of:=ROUND([.G2];3)" office:value-type="float" office:value="13.141">
            <text:p>13.141</text:p>
          </table:table-cell>
          <table:table-cell table:formula="of:=ROUND([.H2];3)" office:value-type="float" office:value="12.62">
            <text:p>12.6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1.236615181">
            <text:p>11.236615181</text:p>
          </table:table-cell>
          <table:table-cell office:value-type="float" office:value="11.2424781322">
            <text:p>11.2424781322</text:p>
          </table:table-cell>
          <table:table-cell office:value-type="float" office:value="11.5845749378">
            <text:p>11.5845749378</text:p>
          </table:table-cell>
          <table:table-cell office:value-type="float" office:value="11.236615181">
            <text:p>11.236615181</text:p>
          </table:table-cell>
          <table:table-cell table:formula="of:=ROUND([.E3];3)" office:value-type="float" office:value="11.237">
            <text:p>11.237</text:p>
          </table:table-cell>
          <table:table-cell table:formula="of:=ROUND([.F3];3)" office:value-type="float" office:value="11.242">
            <text:p>11.242</text:p>
          </table:table-cell>
          <table:table-cell table:formula="of:=ROUND([.G3];3)" office:value-type="float" office:value="11.585">
            <text:p>11.585</text:p>
          </table:table-cell>
          <table:table-cell table:formula="of:=ROUND([.H3];3)" office:value-type="float" office:value="11.237">
            <text:p>11.2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11.3547830582">
            <text:p>11.3547830582</text:p>
          </table:table-cell>
          <table:table-cell office:value-type="float" office:value="11.3621008396">
            <text:p>11.3621008396</text:p>
          </table:table-cell>
          <table:table-cell office:value-type="float" office:value="11.5325210094">
            <text:p>11.5325210094</text:p>
          </table:table-cell>
          <table:table-cell office:value-type="float" office:value="11.3547830582">
            <text:p>11.3547830582</text:p>
          </table:table-cell>
          <table:table-cell table:formula="of:=ROUND([.E4];3)" office:value-type="float" office:value="11.355">
            <text:p>11.355</text:p>
          </table:table-cell>
          <table:table-cell table:formula="of:=ROUND([.F4];3)" office:value-type="float" office:value="11.362">
            <text:p>11.362</text:p>
          </table:table-cell>
          <table:table-cell table:formula="of:=ROUND([.G4];3)" office:value-type="float" office:value="11.533">
            <text:p>11.533</text:p>
          </table:table-cell>
          <table:table-cell table:formula="of:=ROUND([.H4];3)" office:value-type="float" office:value="11.355">
            <text:p>11.3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11.1073961258">
            <text:p>11.1073961258</text:p>
          </table:table-cell>
          <table:table-cell office:value-type="float" office:value="11.2933120728">
            <text:p>11.2933120728</text:p>
          </table:table-cell>
          <table:table-cell office:value-type="float" office:value="11.3406028748">
            <text:p>11.3406028748</text:p>
          </table:table-cell>
          <table:table-cell office:value-type="float" office:value="11.1073961258">
            <text:p>11.1073961258</text:p>
          </table:table-cell>
          <table:table-cell table:formula="of:=ROUND([.E5];3)" office:value-type="float" office:value="11.107">
            <text:p>11.107</text:p>
          </table:table-cell>
          <table:table-cell table:formula="of:=ROUND([.F5];3)" office:value-type="float" office:value="11.293">
            <text:p>11.293</text:p>
          </table:table-cell>
          <table:table-cell table:formula="of:=ROUND([.G5];3)" office:value-type="float" office:value="11.341">
            <text:p>11.341</text:p>
          </table:table-cell>
          <table:table-cell table:formula="of:=ROUND([.H5];3)" office:value-type="float" office:value="11.107">
            <text:p>11.1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office:value-type="float" office:value="10.8052310944">
            <text:p>10.8052310944</text:p>
          </table:table-cell>
          <table:table-cell office:value-type="float" office:value="11.0862708092">
            <text:p>11.0862708092</text:p>
          </table:table-cell>
          <table:table-cell office:value-type="float" office:value="11.2066748142">
            <text:p>11.2066748142</text:p>
          </table:table-cell>
          <table:table-cell office:value-type="float" office:value="10.8052310944">
            <text:p>10.8052310944</text:p>
          </table:table-cell>
          <table:table-cell table:formula="of:=ROUND([.E6];3)" office:value-type="float" office:value="10.805">
            <text:p>10.805</text:p>
          </table:table-cell>
          <table:table-cell table:formula="of:=ROUND([.F6];3)" office:value-type="float" office:value="11.086">
            <text:p>11.086</text:p>
          </table:table-cell>
          <table:table-cell table:formula="of:=ROUND([.G6];3)" office:value-type="float" office:value="11.207">
            <text:p>11.207</text:p>
          </table:table-cell>
          <table:table-cell table:formula="of:=ROUND([.H6];3)" office:value-type="float" office:value="10.805">
            <text:p>10.8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.1399028301">
            <text:p>12.1399028301</text:p>
          </table:table-cell>
          <table:table-cell office:value-type="float" office:value="12.1878840923">
            <text:p>12.1878840923</text:p>
          </table:table-cell>
          <table:table-cell office:value-type="float" office:value="12.8296380043">
            <text:p>12.8296380043</text:p>
          </table:table-cell>
          <table:table-cell office:value-type="float" office:value="12.1399028301">
            <text:p>12.1399028301</text:p>
          </table:table-cell>
          <table:table-cell table:formula="of:=ROUND([.E7];3)" office:value-type="float" office:value="12.14">
            <text:p>12.140</text:p>
          </table:table-cell>
          <table:table-cell table:formula="of:=ROUND([.F7];3)" office:value-type="float" office:value="12.188">
            <text:p>12.188</text:p>
          </table:table-cell>
          <table:table-cell table:formula="of:=ROUND([.G7];3)" office:value-type="float" office:value="12.83">
            <text:p>12.830</text:p>
          </table:table-cell>
          <table:table-cell table:formula="of:=ROUND([.H7];3)" office:value-type="float" office:value="12.14">
            <text:p>12.1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.5410568714">
            <text:p>11.5410568714</text:p>
          </table:table-cell>
          <table:table-cell office:value-type="float" office:value="11.5563049316">
            <text:p>11.5563049316</text:p>
          </table:table-cell>
          <table:table-cell office:value-type="float" office:value="11.5807220936">
            <text:p>11.5807220936</text:p>
          </table:table-cell>
          <table:table-cell office:value-type="float" office:value="11.5410568714">
            <text:p>11.5410568714</text:p>
          </table:table-cell>
          <table:table-cell table:formula="of:=ROUND([.E8];3)" office:value-type="float" office:value="11.541">
            <text:p>11.541</text:p>
          </table:table-cell>
          <table:table-cell table:formula="of:=ROUND([.F8];3)" office:value-type="float" office:value="11.556">
            <text:p>11.556</text:p>
          </table:table-cell>
          <table:table-cell table:formula="of:=ROUND([.G8];3)" office:value-type="float" office:value="11.581">
            <text:p>11.581</text:p>
          </table:table-cell>
          <table:table-cell table:formula="of:=ROUND([.H8];3)" office:value-type="float" office:value="11.541">
            <text:p>11.5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5978851318">
            <text:p>10.5978851318</text:p>
          </table:table-cell>
          <table:table-cell office:value-type="float" office:value="10.8759710789">
            <text:p>10.8759710789</text:p>
          </table:table-cell>
          <table:table-cell office:value-type="float" office:value="10.90812397">
            <text:p>10.90812397</text:p>
          </table:table-cell>
          <table:table-cell office:value-type="float" office:value="10.5978851318">
            <text:p>10.5978851318</text:p>
          </table:table-cell>
          <table:table-cell table:formula="of:=ROUND([.E9];3)" office:value-type="float" office:value="10.598">
            <text:p>10.598</text:p>
          </table:table-cell>
          <table:table-cell table:formula="of:=ROUND([.F9];3)" office:value-type="float" office:value="10.876">
            <text:p>10.876</text:p>
          </table:table-cell>
          <table:table-cell table:formula="of:=ROUND([.G9];3)" office:value-type="float" office:value="10.908">
            <text:p>10.908</text:p>
          </table:table-cell>
          <table:table-cell table:formula="of:=ROUND([.H9];3)" office:value-type="float" office:value="10.598">
            <text:p>10.5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4398789406">
            <text:p>10.4398789406</text:p>
          </table:table-cell>
          <table:table-cell office:value-type="float" office:value="10.4406299591">
            <text:p>10.4406299591</text:p>
          </table:table-cell>
          <table:table-cell office:value-type="float" office:value="10.7369918823">
            <text:p>10.7369918823</text:p>
          </table:table-cell>
          <table:table-cell office:value-type="float" office:value="10.4398789406">
            <text:p>10.4398789406</text:p>
          </table:table-cell>
          <table:table-cell table:formula="of:=ROUND([.E10];3)" office:value-type="float" office:value="10.44">
            <text:p>10.440</text:p>
          </table:table-cell>
          <table:table-cell table:formula="of:=ROUND([.F10];3)" office:value-type="float" office:value="10.441">
            <text:p>10.441</text:p>
          </table:table-cell>
          <table:table-cell table:formula="of:=ROUND([.G10];3)" office:value-type="float" office:value="10.737">
            <text:p>10.737</text:p>
          </table:table-cell>
          <table:table-cell table:formula="of:=ROUND([.H10];3)" office:value-type="float" office:value="10.44">
            <text:p>10.4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5331151485">
            <text:p>10.5331151485</text:p>
          </table:table-cell>
          <table:table-cell office:value-type="float" office:value="10.5838840008">
            <text:p>10.5838840008</text:p>
          </table:table-cell>
          <table:table-cell office:value-type="float" office:value="10.7425529957">
            <text:p>10.7425529957</text:p>
          </table:table-cell>
          <table:table-cell office:value-type="float" office:value="10.5331151485">
            <text:p>10.5331151485</text:p>
          </table:table-cell>
          <table:table-cell table:formula="of:=ROUND([.E11];3)" office:value-type="float" office:value="10.533">
            <text:p>10.533</text:p>
          </table:table-cell>
          <table:table-cell table:formula="of:=ROUND([.F11];3)" office:value-type="float" office:value="10.584">
            <text:p>10.584</text:p>
          </table:table-cell>
          <table:table-cell table:formula="of:=ROUND([.G11];3)" office:value-type="float" office:value="10.743">
            <text:p>10.743</text:p>
          </table:table-cell>
          <table:table-cell table:formula="of:=ROUND([.H11];3)" office:value-type="float" office:value="10.533">
            <text:p>10.5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1.8515470028">
            <text:p>11.8515470028</text:p>
          </table:table-cell>
          <table:table-cell office:value-type="float" office:value="12.0106179714">
            <text:p>12.0106179714</text:p>
          </table:table-cell>
          <table:table-cell office:value-type="float" office:value="12.1028678417">
            <text:p>12.1028678417</text:p>
          </table:table-cell>
          <table:table-cell office:value-type="float" office:value="11.8515470028">
            <text:p>11.8515470028</text:p>
          </table:table-cell>
          <table:table-cell table:formula="of:=ROUND([.E12];3)" office:value-type="float" office:value="11.852">
            <text:p>11.852</text:p>
          </table:table-cell>
          <table:table-cell table:formula="of:=ROUND([.F12];3)" office:value-type="float" office:value="12.011">
            <text:p>12.011</text:p>
          </table:table-cell>
          <table:table-cell table:formula="of:=ROUND([.G12];3)" office:value-type="float" office:value="12.103">
            <text:p>12.103</text:p>
          </table:table-cell>
          <table:table-cell table:formula="of:=ROUND([.H12];3)" office:value-type="float" office:value="11.852">
            <text:p>11.8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9230182171">
            <text:p>10.9230182171</text:p>
          </table:table-cell>
          <table:table-cell office:value-type="float" office:value="10.9240100384">
            <text:p>10.9240100384</text:p>
          </table:table-cell>
          <table:table-cell office:value-type="float" office:value="10.9488420486">
            <text:p>10.9488420486</text:p>
          </table:table-cell>
          <table:table-cell office:value-type="float" office:value="10.9230182171">
            <text:p>10.9230182171</text:p>
          </table:table-cell>
          <table:table-cell table:formula="of:=ROUND([.E13];3)" office:value-type="float" office:value="10.923">
            <text:p>10.923</text:p>
          </table:table-cell>
          <table:table-cell table:formula="of:=ROUND([.F13];3)" office:value-type="float" office:value="10.924">
            <text:p>10.924</text:p>
          </table:table-cell>
          <table:table-cell table:formula="of:=ROUND([.G13];3)" office:value-type="float" office:value="10.949">
            <text:p>10.949</text:p>
          </table:table-cell>
          <table:table-cell table:formula="of:=ROUND([.H13];3)" office:value-type="float" office:value="10.923">
            <text:p>10.9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4615340233">
            <text:p>10.4615340233</text:p>
          </table:table-cell>
          <table:table-cell office:value-type="float" office:value="10.4866881371">
            <text:p>10.4866881371</text:p>
          </table:table-cell>
          <table:table-cell office:value-type="float" office:value="10.5058720112">
            <text:p>10.5058720112</text:p>
          </table:table-cell>
          <table:table-cell office:value-type="float" office:value="10.4615340233">
            <text:p>10.4615340233</text:p>
          </table:table-cell>
          <table:table-cell table:formula="of:=ROUND([.E14];3)" office:value-type="float" office:value="10.462">
            <text:p>10.462</text:p>
          </table:table-cell>
          <table:table-cell table:formula="of:=ROUND([.F14];3)" office:value-type="float" office:value="10.487">
            <text:p>10.487</text:p>
          </table:table-cell>
          <table:table-cell table:formula="of:=ROUND([.G14];3)" office:value-type="float" office:value="10.506">
            <text:p>10.506</text:p>
          </table:table-cell>
          <table:table-cell table:formula="of:=ROUND([.H14];3)" office:value-type="float" office:value="10.462">
            <text:p>10.4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251103878">
            <text:p>10.251103878</text:p>
          </table:table-cell>
          <table:table-cell office:value-type="float" office:value="10.2653980255">
            <text:p>10.2653980255</text:p>
          </table:table-cell>
          <table:table-cell office:value-type="float" office:value="10.3909950256">
            <text:p>10.3909950256</text:p>
          </table:table-cell>
          <table:table-cell office:value-type="float" office:value="10.251103878">
            <text:p>10.251103878</text:p>
          </table:table-cell>
          <table:table-cell table:formula="of:=ROUND([.E15];3)" office:value-type="float" office:value="10.251">
            <text:p>10.251</text:p>
          </table:table-cell>
          <table:table-cell table:formula="of:=ROUND([.F15];3)" office:value-type="float" office:value="10.265">
            <text:p>10.265</text:p>
          </table:table-cell>
          <table:table-cell table:formula="of:=ROUND([.G15];3)" office:value-type="float" office:value="10.391">
            <text:p>10.391</text:p>
          </table:table-cell>
          <table:table-cell table:formula="of:=ROUND([.H15];3)" office:value-type="float" office:value="10.251">
            <text:p>10.2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.1320109367">
            <text:p>10.1320109367</text:p>
          </table:table-cell>
          <table:table-cell office:value-type="float" office:value="10.1864960194">
            <text:p>10.1864960194</text:p>
          </table:table-cell>
          <table:table-cell office:value-type="float" office:value="10.1867051125">
            <text:p>10.1867051125</text:p>
          </table:table-cell>
          <table:table-cell office:value-type="float" office:value="10.1320109367">
            <text:p>10.1320109367</text:p>
          </table:table-cell>
          <table:table-cell table:formula="of:=ROUND([.E16];3)" office:value-type="float" office:value="10.132">
            <text:p>10.132</text:p>
          </table:table-cell>
          <table:table-cell table:formula="of:=ROUND([.F16];3)" office:value-type="float" office:value="10.186">
            <text:p>10.186</text:p>
          </table:table-cell>
          <table:table-cell table:formula="of:=ROUND([.G16];3)" office:value-type="float" office:value="10.187">
            <text:p>10.187</text:p>
          </table:table-cell>
          <table:table-cell table:formula="of:=ROUND([.H16];3)" office:value-type="float" office:value="10.132">
            <text:p>10.1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9036779404">
            <text:p>10.9036779404</text:p>
          </table:table-cell>
          <table:table-cell office:value-type="float" office:value="10.9208681583">
            <text:p>10.9208681583</text:p>
          </table:table-cell>
          <table:table-cell office:value-type="float" office:value="10.9251070023">
            <text:p>10.9251070023</text:p>
          </table:table-cell>
          <table:table-cell office:value-type="float" office:value="10.9036779404">
            <text:p>10.9036779404</text:p>
          </table:table-cell>
          <table:table-cell table:formula="of:=ROUND([.E17];3)" office:value-type="float" office:value="10.904">
            <text:p>10.904</text:p>
          </table:table-cell>
          <table:table-cell table:formula="of:=ROUND([.F17];3)" office:value-type="float" office:value="10.921">
            <text:p>10.921</text:p>
          </table:table-cell>
          <table:table-cell table:formula="of:=ROUND([.G17];3)" office:value-type="float" office:value="10.925">
            <text:p>10.925</text:p>
          </table:table-cell>
          <table:table-cell table:formula="of:=ROUND([.H17];3)" office:value-type="float" office:value="10.904">
            <text:p>10.9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3542928696">
            <text:p>10.3542928696</text:p>
          </table:table-cell>
          <table:table-cell office:value-type="float" office:value="10.3694210052">
            <text:p>10.3694210052</text:p>
          </table:table-cell>
          <table:table-cell office:value-type="float" office:value="10.3971440792">
            <text:p>10.3971440792</text:p>
          </table:table-cell>
          <table:table-cell office:value-type="float" office:value="10.3542928696">
            <text:p>10.3542928696</text:p>
          </table:table-cell>
          <table:table-cell table:formula="of:=ROUND([.E18];3)" office:value-type="float" office:value="10.354">
            <text:p>10.354</text:p>
          </table:table-cell>
          <table:table-cell table:formula="of:=ROUND([.F18];3)" office:value-type="float" office:value="10.369">
            <text:p>10.369</text:p>
          </table:table-cell>
          <table:table-cell table:formula="of:=ROUND([.G18];3)" office:value-type="float" office:value="10.397">
            <text:p>10.397</text:p>
          </table:table-cell>
          <table:table-cell table:formula="of:=ROUND([.H18];3)" office:value-type="float" office:value="10.354">
            <text:p>10.3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1237440109">
            <text:p>10.1237440109</text:p>
          </table:table-cell>
          <table:table-cell office:value-type="float" office:value="10.1349411011">
            <text:p>10.1349411011</text:p>
          </table:table-cell>
          <table:table-cell office:value-type="float" office:value="10.175691843">
            <text:p>10.175691843</text:p>
          </table:table-cell>
          <table:table-cell office:value-type="float" office:value="10.1237440109">
            <text:p>10.1237440109</text:p>
          </table:table-cell>
          <table:table-cell table:formula="of:=ROUND([.E19];3)" office:value-type="float" office:value="10.124">
            <text:p>10.124</text:p>
          </table:table-cell>
          <table:table-cell table:formula="of:=ROUND([.F19];3)" office:value-type="float" office:value="10.135">
            <text:p>10.135</text:p>
          </table:table-cell>
          <table:table-cell table:formula="of:=ROUND([.G19];3)" office:value-type="float" office:value="10.176">
            <text:p>10.176</text:p>
          </table:table-cell>
          <table:table-cell table:formula="of:=ROUND([.H19];3)" office:value-type="float" office:value="10.124">
            <text:p>10.1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.0061590672">
            <text:p>10.0061590672</text:p>
          </table:table-cell>
          <table:table-cell office:value-type="float" office:value="10.0343079567">
            <text:p>10.0343079567</text:p>
          </table:table-cell>
          <table:table-cell office:value-type="float" office:value="10.0765190125">
            <text:p>10.0765190125</text:p>
          </table:table-cell>
          <table:table-cell office:value-type="float" office:value="10.0061590672">
            <text:p>10.0061590672</text:p>
          </table:table-cell>
          <table:table-cell table:formula="of:=ROUND([.E20];3)" office:value-type="float" office:value="10.006">
            <text:p>10.006</text:p>
          </table:table-cell>
          <table:table-cell table:formula="of:=ROUND([.F20];3)" office:value-type="float" office:value="10.034">
            <text:p>10.034</text:p>
          </table:table-cell>
          <table:table-cell table:formula="of:=ROUND([.G20];3)" office:value-type="float" office:value="10.077">
            <text:p>10.077</text:p>
          </table:table-cell>
          <table:table-cell table:formula="of:=ROUND([.H20];3)" office:value-type="float" office:value="10.006">
            <text:p>10.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.95816087723">
            <text:p>9.95816087723</text:p>
          </table:table-cell>
          <table:table-cell office:value-type="float" office:value="9.96884894371">
            <text:p>9.96884894371</text:p>
          </table:table-cell>
          <table:table-cell office:value-type="float" office:value="9.98042392731">
            <text:p>9.98042392731</text:p>
          </table:table-cell>
          <table:table-cell office:value-type="float" office:value="9.95816087723">
            <text:p>9.95816087723</text:p>
          </table:table-cell>
          <table:table-cell table:formula="of:=ROUND([.E21];3)" office:value-type="float" office:value="9.958">
            <text:p>9.958</text:p>
          </table:table-cell>
          <table:table-cell table:formula="of:=ROUND([.F21];3)" office:value-type="float" office:value="9.969">
            <text:p>9.969</text:p>
          </table:table-cell>
          <table:table-cell table:formula="of:=ROUND([.G21];3)" office:value-type="float" office:value="9.98">
            <text:p>9.980</text:p>
          </table:table-cell>
          <table:table-cell table:formula="of:=ROUND([.H21];3)" office:value-type="float" office:value="9.958">
            <text:p>9.9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.3658280373">
            <text:p>10.3658280373</text:p>
          </table:table-cell>
          <table:table-cell office:value-type="float" office:value="10.3779609203">
            <text:p>10.3779609203</text:p>
          </table:table-cell>
          <table:table-cell office:value-type="float" office:value="10.4236729145">
            <text:p>10.4236729145</text:p>
          </table:table-cell>
          <table:table-cell office:value-type="float" office:value="10.3658280373">
            <text:p>10.3658280373</text:p>
          </table:table-cell>
          <table:table-cell table:formula="of:=ROUND([.E22];3)" office:value-type="float" office:value="10.366">
            <text:p>10.366</text:p>
          </table:table-cell>
          <table:table-cell table:formula="of:=ROUND([.F22];3)" office:value-type="float" office:value="10.378">
            <text:p>10.378</text:p>
          </table:table-cell>
          <table:table-cell table:formula="of:=ROUND([.G22];3)" office:value-type="float" office:value="10.424">
            <text:p>10.424</text:p>
          </table:table-cell>
          <table:table-cell table:formula="of:=ROUND([.H22];3)" office:value-type="float" office:value="10.366">
            <text:p>10.3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.0843579769">
            <text:p>10.0843579769</text:p>
          </table:table-cell>
          <table:table-cell office:value-type="float" office:value="10.0994970798">
            <text:p>10.0994970798</text:p>
          </table:table-cell>
          <table:table-cell office:value-type="float" office:value="10.1396119595">
            <text:p>10.1396119595</text:p>
          </table:table-cell>
          <table:table-cell office:value-type="float" office:value="10.0843579769">
            <text:p>10.0843579769</text:p>
          </table:table-cell>
          <table:table-cell table:formula="of:=ROUND([.E23];3)" office:value-type="float" office:value="10.084">
            <text:p>10.084</text:p>
          </table:table-cell>
          <table:table-cell table:formula="of:=ROUND([.F23];3)" office:value-type="float" office:value="10.099">
            <text:p>10.099</text:p>
          </table:table-cell>
          <table:table-cell table:formula="of:=ROUND([.G23];3)" office:value-type="float" office:value="10.14">
            <text:p>10.140</text:p>
          </table:table-cell>
          <table:table-cell table:formula="of:=ROUND([.H23];3)" office:value-type="float" office:value="10.084">
            <text:p>10.0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.0418879986">
            <text:p>10.0418879986</text:p>
          </table:table-cell>
          <table:table-cell office:value-type="float" office:value="10.0471901894">
            <text:p>10.0471901894</text:p>
          </table:table-cell>
          <table:table-cell office:value-type="float" office:value="10.0851171017">
            <text:p>10.0851171017</text:p>
          </table:table-cell>
          <table:table-cell office:value-type="float" office:value="10.0418879986">
            <text:p>10.0418879986</text:p>
          </table:table-cell>
          <table:table-cell table:formula="of:=ROUND([.E24];3)" office:value-type="float" office:value="10.042">
            <text:p>10.042</text:p>
          </table:table-cell>
          <table:table-cell table:formula="of:=ROUND([.F24];3)" office:value-type="float" office:value="10.047">
            <text:p>10.047</text:p>
          </table:table-cell>
          <table:table-cell table:formula="of:=ROUND([.G24];3)" office:value-type="float" office:value="10.085">
            <text:p>10.085</text:p>
          </table:table-cell>
          <table:table-cell table:formula="of:=ROUND([.H24];3)" office:value-type="float" office:value="10.042">
            <text:p>10.0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.9782269001">
            <text:p>9.9782269001</text:p>
          </table:table-cell>
          <table:table-cell office:value-type="float" office:value="9.9938659668">
            <text:p>9.9938659668</text:p>
          </table:table-cell>
          <table:table-cell office:value-type="float" office:value="10.0356929302">
            <text:p>10.0356929302</text:p>
          </table:table-cell>
          <table:table-cell office:value-type="float" office:value="9.9782269001">
            <text:p>9.9782269001</text:p>
          </table:table-cell>
          <table:table-cell table:formula="of:=ROUND([.E25];3)" office:value-type="float" office:value="9.978">
            <text:p>9.978</text:p>
          </table:table-cell>
          <table:table-cell table:formula="of:=ROUND([.F25];3)" office:value-type="float" office:value="9.994">
            <text:p>9.994</text:p>
          </table:table-cell>
          <table:table-cell table:formula="of:=ROUND([.G25];3)" office:value-type="float" office:value="10.036">
            <text:p>10.036</text:p>
          </table:table-cell>
          <table:table-cell table:formula="of:=ROUND([.H25];3)" office:value-type="float" office:value="9.978">
            <text:p>9.97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.95314598083">
            <text:p>9.95314598083</text:p>
          </table:table-cell>
          <table:table-cell office:value-type="float" office:value="9.96484494209">
            <text:p>9.96484494209</text:p>
          </table:table-cell>
          <table:table-cell office:value-type="float" office:value="9.98690295219">
            <text:p>9.98690295219</text:p>
          </table:table-cell>
          <table:table-cell office:value-type="float" office:value="9.95314598083">
            <text:p>9.95314598083</text:p>
          </table:table-cell>
          <table:table-cell table:formula="of:=ROUND([.E26];3)" office:value-type="float" office:value="9.953">
            <text:p>9.953</text:p>
          </table:table-cell>
          <table:table-cell table:formula="of:=ROUND([.F26];3)" office:value-type="float" office:value="9.965">
            <text:p>9.965</text:p>
          </table:table-cell>
          <table:table-cell table:formula="of:=ROUND([.G26];3)" office:value-type="float" office:value="9.987">
            <text:p>9.987</text:p>
          </table:table-cell>
          <table:table-cell table:formula="of:=ROUND([.H26];3)" office:value-type="float" office:value="9.953">
            <text:p>9.95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.6392118931">
            <text:p>12.6392118931</text:p>
          </table:table-cell>
          <table:table-cell office:value-type="float" office:value="13.6696760654">
            <text:p>13.6696760654</text:p>
          </table:table-cell>
          <table:table-cell office:value-type="float" office:value="13.7077009678">
            <text:p>13.7077009678</text:p>
          </table:table-cell>
          <table:table-cell office:value-type="float" office:value="12.6392118931">
            <text:p>12.6392118931</text:p>
          </table:table-cell>
          <table:table-cell table:formula="of:=ROUND([.E27];3)" office:value-type="float" office:value="12.639">
            <text:p>12.639</text:p>
          </table:table-cell>
          <table:table-cell table:formula="of:=ROUND([.F27];3)" office:value-type="float" office:value="13.67">
            <text:p>13.670</text:p>
          </table:table-cell>
          <table:table-cell table:formula="of:=ROUND([.G27];3)" office:value-type="float" office:value="13.708">
            <text:p>13.708</text:p>
          </table:table-cell>
          <table:table-cell table:formula="of:=ROUND([.H27];3)" office:value-type="float" office:value="12.639">
            <text:p>12.6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.1301398277">
            <text:p>12.1301398277</text:p>
          </table:table-cell>
          <table:table-cell office:value-type="float" office:value="12.6812670231">
            <text:p>12.6812670231</text:p>
          </table:table-cell>
          <table:table-cell office:value-type="float" office:value="12.7257399559">
            <text:p>12.7257399559</text:p>
          </table:table-cell>
          <table:table-cell office:value-type="float" office:value="12.1301398277">
            <text:p>12.1301398277</text:p>
          </table:table-cell>
          <table:table-cell table:formula="of:=ROUND([.E28];3)" office:value-type="float" office:value="12.13">
            <text:p>12.130</text:p>
          </table:table-cell>
          <table:table-cell table:formula="of:=ROUND([.F28];3)" office:value-type="float" office:value="12.681">
            <text:p>12.681</text:p>
          </table:table-cell>
          <table:table-cell table:formula="of:=ROUND([.G28];3)" office:value-type="float" office:value="12.726">
            <text:p>12.726</text:p>
          </table:table-cell>
          <table:table-cell table:formula="of:=ROUND([.H28];3)" office:value-type="float" office:value="12.13">
            <text:p>12.13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4755759239">
            <text:p>11.4755759239</text:p>
          </table:table-cell>
          <table:table-cell office:value-type="float" office:value="11.5104081631">
            <text:p>11.5104081631</text:p>
          </table:table-cell>
          <table:table-cell office:value-type="float" office:value="11.833001852">
            <text:p>11.833001852</text:p>
          </table:table-cell>
          <table:table-cell office:value-type="float" office:value="11.4755759239">
            <text:p>11.4755759239</text:p>
          </table:table-cell>
          <table:table-cell table:formula="of:=ROUND([.E29];3)" office:value-type="float" office:value="11.476">
            <text:p>11.476</text:p>
          </table:table-cell>
          <table:table-cell table:formula="of:=ROUND([.F29];3)" office:value-type="float" office:value="11.51">
            <text:p>11.510</text:p>
          </table:table-cell>
          <table:table-cell table:formula="of:=ROUND([.G29];3)" office:value-type="float" office:value="11.833">
            <text:p>11.833</text:p>
          </table:table-cell>
          <table:table-cell table:formula="of:=ROUND([.H29];3)" office:value-type="float" office:value="11.476">
            <text:p>11.47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1985459328">
            <text:p>11.1985459328</text:p>
          </table:table-cell>
          <table:table-cell office:value-type="float" office:value="11.4689772129">
            <text:p>11.4689772129</text:p>
          </table:table-cell>
          <table:table-cell office:value-type="float" office:value="11.4923820496">
            <text:p>11.4923820496</text:p>
          </table:table-cell>
          <table:table-cell office:value-type="float" office:value="11.1985459328">
            <text:p>11.1985459328</text:p>
          </table:table-cell>
          <table:table-cell table:formula="of:=ROUND([.E30];3)" office:value-type="float" office:value="11.199">
            <text:p>11.199</text:p>
          </table:table-cell>
          <table:table-cell table:formula="of:=ROUND([.F30];3)" office:value-type="float" office:value="11.469">
            <text:p>11.469</text:p>
          </table:table-cell>
          <table:table-cell table:formula="of:=ROUND([.G30];3)" office:value-type="float" office:value="11.492">
            <text:p>11.492</text:p>
          </table:table-cell>
          <table:table-cell table:formula="of:=ROUND([.H30];3)" office:value-type="float" office:value="11.199">
            <text:p>11.1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1652469635">
            <text:p>11.1652469635</text:p>
          </table:table-cell>
          <table:table-cell office:value-type="float" office:value="11.3122301102">
            <text:p>11.3122301102</text:p>
          </table:table-cell>
          <table:table-cell office:value-type="float" office:value="11.3249890804">
            <text:p>11.3249890804</text:p>
          </table:table-cell>
          <table:table-cell office:value-type="float" office:value="11.1652469635">
            <text:p>11.1652469635</text:p>
          </table:table-cell>
          <table:table-cell table:formula="of:=ROUND([.E31];3)" office:value-type="float" office:value="11.165">
            <text:p>11.165</text:p>
          </table:table-cell>
          <table:table-cell table:formula="of:=ROUND([.F31];3)" office:value-type="float" office:value="11.312">
            <text:p>11.312</text:p>
          </table:table-cell>
          <table:table-cell table:formula="of:=ROUND([.G31];3)" office:value-type="float" office:value="11.325">
            <text:p>11.325</text:p>
          </table:table-cell>
          <table:table-cell table:formula="of:=ROUND([.H31];3)" office:value-type="float" office:value="11.165">
            <text:p>11.16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1.9458260536">
            <text:p>11.9458260536</text:p>
          </table:table-cell>
          <table:table-cell office:value-type="float" office:value="11.9632019997">
            <text:p>11.9632019997</text:p>
          </table:table-cell>
          <table:table-cell office:value-type="float" office:value="12.6131269932">
            <text:p>12.6131269932</text:p>
          </table:table-cell>
          <table:table-cell office:value-type="float" office:value="11.9458260536">
            <text:p>11.9458260536</text:p>
          </table:table-cell>
          <table:table-cell table:formula="of:=ROUND([.E32];3)" office:value-type="float" office:value="11.946">
            <text:p>11.946</text:p>
          </table:table-cell>
          <table:table-cell table:formula="of:=ROUND([.F32];3)" office:value-type="float" office:value="11.963">
            <text:p>11.963</text:p>
          </table:table-cell>
          <table:table-cell table:formula="of:=ROUND([.G32];3)" office:value-type="float" office:value="12.613">
            <text:p>12.613</text:p>
          </table:table-cell>
          <table:table-cell table:formula="of:=ROUND([.H32];3)" office:value-type="float" office:value="11.946">
            <text:p>11.9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8">
            <text:p>8</text:p>
          </table:table-cell>
          <table:table-cell office:value-type="float" office:value="11.2227971554">
            <text:p>11.2227971554</text:p>
          </table:table-cell>
          <table:table-cell office:value-type="float" office:value="11.7436058521">
            <text:p>11.7436058521</text:p>
          </table:table-cell>
          <table:table-cell office:value-type="float" office:value="11.7774100304">
            <text:p>11.7774100304</text:p>
          </table:table-cell>
          <table:table-cell office:value-type="float" office:value="11.2227971554">
            <text:p>11.2227971554</text:p>
          </table:table-cell>
          <table:table-cell table:formula="of:=ROUND([.E33];3)" office:value-type="float" office:value="11.223">
            <text:p>11.223</text:p>
          </table:table-cell>
          <table:table-cell table:formula="of:=ROUND([.F33];3)" office:value-type="float" office:value="11.744">
            <text:p>11.744</text:p>
          </table:table-cell>
          <table:table-cell table:formula="of:=ROUND([.G33];3)" office:value-type="float" office:value="11.777">
            <text:p>11.777</text:p>
          </table:table-cell>
          <table:table-cell table:formula="of:=ROUND([.H33];3)" office:value-type="float" office:value="11.223">
            <text:p>11.2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11.0346250534">
            <text:p>11.0346250534</text:p>
          </table:table-cell>
          <table:table-cell office:value-type="float" office:value="11.2713150978">
            <text:p>11.2713150978</text:p>
          </table:table-cell>
          <table:table-cell office:value-type="float" office:value="11.3684420586">
            <text:p>11.3684420586</text:p>
          </table:table-cell>
          <table:table-cell office:value-type="float" office:value="11.0346250534">
            <text:p>11.0346250534</text:p>
          </table:table-cell>
          <table:table-cell table:formula="of:=ROUND([.E34];3)" office:value-type="float" office:value="11.035">
            <text:p>11.035</text:p>
          </table:table-cell>
          <table:table-cell table:formula="of:=ROUND([.F34];3)" office:value-type="float" office:value="11.271">
            <text:p>11.271</text:p>
          </table:table-cell>
          <table:table-cell table:formula="of:=ROUND([.G34];3)" office:value-type="float" office:value="11.368">
            <text:p>11.368</text:p>
          </table:table-cell>
          <table:table-cell table:formula="of:=ROUND([.H34];3)" office:value-type="float" office:value="11.035">
            <text:p>11.0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float" office:value="10.7311520576">
            <text:p>10.7311520576</text:p>
          </table:table-cell>
          <table:table-cell office:value-type="float" office:value="10.9848129749">
            <text:p>10.9848129749</text:p>
          </table:table-cell>
          <table:table-cell office:value-type="float" office:value="10.9858210087">
            <text:p>10.9858210087</text:p>
          </table:table-cell>
          <table:table-cell office:value-type="float" office:value="10.7311520576">
            <text:p>10.7311520576</text:p>
          </table:table-cell>
          <table:table-cell table:formula="of:=ROUND([.E35];3)" office:value-type="float" office:value="10.731">
            <text:p>10.731</text:p>
          </table:table-cell>
          <table:table-cell table:formula="of:=ROUND([.F35];3)" office:value-type="float" office:value="10.985">
            <text:p>10.985</text:p>
          </table:table-cell>
          <table:table-cell table:formula="of:=ROUND([.G35];3)" office:value-type="float" office:value="10.986">
            <text:p>10.986</text:p>
          </table:table-cell>
          <table:table-cell table:formula="of:=ROUND([.H35];3)" office:value-type="float" office:value="10.731">
            <text:p>10.73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table:number-columns-repeated="2" office:value-type="float" office:value="8">
            <text:p>8</text:p>
          </table:table-cell>
          <table:table-cell office:value-type="float" office:value="10.8742589951">
            <text:p>10.8742589951</text:p>
          </table:table-cell>
          <table:table-cell office:value-type="float" office:value="10.8967180252">
            <text:p>10.8967180252</text:p>
          </table:table-cell>
          <table:table-cell office:value-type="float" office:value="10.8982319832">
            <text:p>10.8982319832</text:p>
          </table:table-cell>
          <table:table-cell office:value-type="float" office:value="10.8742589951">
            <text:p>10.8742589951</text:p>
          </table:table-cell>
          <table:table-cell table:formula="of:=ROUND([.E36];3)" office:value-type="float" office:value="10.874">
            <text:p>10.874</text:p>
          </table:table-cell>
          <table:table-cell table:formula="of:=ROUND([.F36];3)" office:value-type="float" office:value="10.897">
            <text:p>10.897</text:p>
          </table:table-cell>
          <table:table-cell table:formula="of:=ROUND([.G36];3)" office:value-type="float" office:value="10.898">
            <text:p>10.898</text:p>
          </table:table-cell>
          <table:table-cell table:formula="of:=ROUND([.H36];3)" office:value-type="float" office:value="10.874">
            <text:p>10.8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.2961421013">
            <text:p>12.2961421013</text:p>
          </table:table-cell>
          <table:table-cell office:value-type="float" office:value="12.3313000202">
            <text:p>12.3313000202</text:p>
          </table:table-cell>
          <table:table-cell office:value-type="float" office:value="12.3431019783">
            <text:p>12.3431019783</text:p>
          </table:table-cell>
          <table:table-cell office:value-type="float" office:value="12.2961421013">
            <text:p>12.2961421013</text:p>
          </table:table-cell>
          <table:table-cell table:formula="of:=ROUND([.E37];3)" office:value-type="float" office:value="12.296">
            <text:p>12.296</text:p>
          </table:table-cell>
          <table:table-cell table:formula="of:=ROUND([.F37];3)" office:value-type="float" office:value="12.331">
            <text:p>12.331</text:p>
          </table:table-cell>
          <table:table-cell table:formula="of:=ROUND([.G37];3)" office:value-type="float" office:value="12.343">
            <text:p>12.343</text:p>
          </table:table-cell>
          <table:table-cell table:formula="of:=ROUND([.H37];3)" office:value-type="float" office:value="12.296">
            <text:p>12.29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.3266119957">
            <text:p>11.3266119957</text:p>
          </table:table-cell>
          <table:table-cell office:value-type="float" office:value="11.380633831">
            <text:p>11.380633831</text:p>
          </table:table-cell>
          <table:table-cell office:value-type="float" office:value="11.3902459145">
            <text:p>11.3902459145</text:p>
          </table:table-cell>
          <table:table-cell office:value-type="float" office:value="11.3266119957">
            <text:p>11.3266119957</text:p>
          </table:table-cell>
          <table:table-cell table:formula="of:=ROUND([.E38];3)" office:value-type="float" office:value="11.327">
            <text:p>11.327</text:p>
          </table:table-cell>
          <table:table-cell table:formula="of:=ROUND([.F38];3)" office:value-type="float" office:value="11.381">
            <text:p>11.381</text:p>
          </table:table-cell>
          <table:table-cell table:formula="of:=ROUND([.G38];3)" office:value-type="float" office:value="11.39">
            <text:p>11.390</text:p>
          </table:table-cell>
          <table:table-cell table:formula="of:=ROUND([.H38];3)" office:value-type="float" office:value="11.327">
            <text:p>11.3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.7154848576">
            <text:p>10.7154848576</text:p>
          </table:table-cell>
          <table:table-cell office:value-type="float" office:value="10.9104378223">
            <text:p>10.9104378223</text:p>
          </table:table-cell>
          <table:table-cell office:value-type="float" office:value="10.9663100243">
            <text:p>10.9663100243</text:p>
          </table:table-cell>
          <table:table-cell office:value-type="float" office:value="10.7154848576">
            <text:p>10.7154848576</text:p>
          </table:table-cell>
          <table:table-cell table:formula="of:=ROUND([.E39];3)" office:value-type="float" office:value="10.715">
            <text:p>10.715</text:p>
          </table:table-cell>
          <table:table-cell table:formula="of:=ROUND([.F39];3)" office:value-type="float" office:value="10.91">
            <text:p>10.910</text:p>
          </table:table-cell>
          <table:table-cell table:formula="of:=ROUND([.G39];3)" office:value-type="float" office:value="10.966">
            <text:p>10.966</text:p>
          </table:table-cell>
          <table:table-cell table:formula="of:=ROUND([.H39];3)" office:value-type="float" office:value="10.715">
            <text:p>10.7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.7307379246">
            <text:p>10.7307379246</text:p>
          </table:table-cell>
          <table:table-cell office:value-type="float" office:value="10.7355871201">
            <text:p>10.7355871201</text:p>
          </table:table-cell>
          <table:table-cell office:value-type="float" office:value="10.7410280704">
            <text:p>10.7410280704</text:p>
          </table:table-cell>
          <table:table-cell office:value-type="float" office:value="10.7307379246">
            <text:p>10.7307379246</text:p>
          </table:table-cell>
          <table:table-cell table:formula="of:=ROUND([.E40];3)" office:value-type="float" office:value="10.731">
            <text:p>10.731</text:p>
          </table:table-cell>
          <table:table-cell table:formula="of:=ROUND([.F40];3)" office:value-type="float" office:value="10.736">
            <text:p>10.736</text:p>
          </table:table-cell>
          <table:table-cell table:formula="of:=ROUND([.G40];3)" office:value-type="float" office:value="10.741">
            <text:p>10.741</text:p>
          </table:table-cell>
          <table:table-cell table:formula="of:=ROUND([.H40];3)" office:value-type="float" office:value="10.731">
            <text:p>10.7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.5396978855">
            <text:p>10.5396978855</text:p>
          </table:table-cell>
          <table:table-cell office:value-type="float" office:value="10.542427063">
            <text:p>10.542427063</text:p>
          </table:table-cell>
          <table:table-cell office:value-type="float" office:value="10.9457941055">
            <text:p>10.9457941055</text:p>
          </table:table-cell>
          <table:table-cell office:value-type="float" office:value="10.5396978855">
            <text:p>10.5396978855</text:p>
          </table:table-cell>
          <table:table-cell table:formula="of:=ROUND([.E41];3)" office:value-type="float" office:value="10.54">
            <text:p>10.540</text:p>
          </table:table-cell>
          <table:table-cell table:formula="of:=ROUND([.F41];3)" office:value-type="float" office:value="10.542">
            <text:p>10.542</text:p>
          </table:table-cell>
          <table:table-cell table:formula="of:=ROUND([.G41];3)" office:value-type="float" office:value="10.946">
            <text:p>10.946</text:p>
          </table:table-cell>
          <table:table-cell table:formula="of:=ROUND([.H41];3)" office:value-type="float" office:value="10.54">
            <text:p>10.5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.3518910408">
            <text:p>11.3518910408</text:p>
          </table:table-cell>
          <table:table-cell office:value-type="float" office:value="11.3527719975">
            <text:p>11.3527719975</text:p>
          </table:table-cell>
          <table:table-cell office:value-type="float" office:value="11.3695559502">
            <text:p>11.3695559502</text:p>
          </table:table-cell>
          <table:table-cell office:value-type="float" office:value="11.3518910408">
            <text:p>11.3518910408</text:p>
          </table:table-cell>
          <table:table-cell table:formula="of:=ROUND([.E42];3)" office:value-type="float" office:value="11.352">
            <text:p>11.352</text:p>
          </table:table-cell>
          <table:table-cell table:formula="of:=ROUND([.F42];3)" office:value-type="float" office:value="11.353">
            <text:p>11.353</text:p>
          </table:table-cell>
          <table:table-cell table:formula="of:=ROUND([.G42];3)" office:value-type="float" office:value="11.37">
            <text:p>11.370</text:p>
          </table:table-cell>
          <table:table-cell table:formula="of:=ROUND([.H42];3)" office:value-type="float" office:value="11.352">
            <text:p>11.35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8259449005">
            <text:p>10.8259449005</text:p>
          </table:table-cell>
          <table:table-cell office:value-type="float" office:value="10.9132459164">
            <text:p>10.9132459164</text:p>
          </table:table-cell>
          <table:table-cell office:value-type="float" office:value="10.9298770428">
            <text:p>10.9298770428</text:p>
          </table:table-cell>
          <table:table-cell office:value-type="float" office:value="10.8259449005">
            <text:p>10.8259449005</text:p>
          </table:table-cell>
          <table:table-cell table:formula="of:=ROUND([.E43];3)" office:value-type="float" office:value="10.826">
            <text:p>10.826</text:p>
          </table:table-cell>
          <table:table-cell table:formula="of:=ROUND([.F43];3)" office:value-type="float" office:value="10.913">
            <text:p>10.913</text:p>
          </table:table-cell>
          <table:table-cell table:formula="of:=ROUND([.G43];3)" office:value-type="float" office:value="10.93">
            <text:p>10.930</text:p>
          </table:table-cell>
          <table:table-cell table:formula="of:=ROUND([.H43];3)" office:value-type="float" office:value="10.826">
            <text:p>10.8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7943189144">
            <text:p>10.7943189144</text:p>
          </table:table-cell>
          <table:table-cell office:value-type="float" office:value="11.0886700153">
            <text:p>11.0886700153</text:p>
          </table:table-cell>
          <table:table-cell office:value-type="float" office:value="11.2405250072">
            <text:p>11.2405250072</text:p>
          </table:table-cell>
          <table:table-cell office:value-type="float" office:value="10.7943189144">
            <text:p>10.7943189144</text:p>
          </table:table-cell>
          <table:table-cell table:formula="of:=ROUND([.E44];3)" office:value-type="float" office:value="10.794">
            <text:p>10.794</text:p>
          </table:table-cell>
          <table:table-cell table:formula="of:=ROUND([.F44];3)" office:value-type="float" office:value="11.089">
            <text:p>11.089</text:p>
          </table:table-cell>
          <table:table-cell table:formula="of:=ROUND([.G44];3)" office:value-type="float" office:value="11.241">
            <text:p>11.241</text:p>
          </table:table-cell>
          <table:table-cell table:formula="of:=ROUND([.H44];3)" office:value-type="float" office:value="10.794">
            <text:p>10.79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5048429966">
            <text:p>10.5048429966</text:p>
          </table:table-cell>
          <table:table-cell office:value-type="float" office:value="10.5368568897">
            <text:p>10.5368568897</text:p>
          </table:table-cell>
          <table:table-cell office:value-type="float" office:value="10.6823849678">
            <text:p>10.6823849678</text:p>
          </table:table-cell>
          <table:table-cell office:value-type="float" office:value="10.5048429966">
            <text:p>10.5048429966</text:p>
          </table:table-cell>
          <table:table-cell table:formula="of:=ROUND([.E45];3)" office:value-type="float" office:value="10.505">
            <text:p>10.505</text:p>
          </table:table-cell>
          <table:table-cell table:formula="of:=ROUND([.F45];3)" office:value-type="float" office:value="10.537">
            <text:p>10.537</text:p>
          </table:table-cell>
          <table:table-cell table:formula="of:=ROUND([.G45];3)" office:value-type="float" office:value="10.682">
            <text:p>10.682</text:p>
          </table:table-cell>
          <table:table-cell table:formula="of:=ROUND([.H45];3)" office:value-type="float" office:value="10.505">
            <text:p>10.5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.5807850361">
            <text:p>10.5807850361</text:p>
          </table:table-cell>
          <table:table-cell office:value-type="float" office:value="10.6869909763">
            <text:p>10.6869909763</text:p>
          </table:table-cell>
          <table:table-cell office:value-type="float" office:value="10.7392411232">
            <text:p>10.7392411232</text:p>
          </table:table-cell>
          <table:table-cell office:value-type="float" office:value="10.5807850361">
            <text:p>10.5807850361</text:p>
          </table:table-cell>
          <table:table-cell table:formula="of:=ROUND([.E46];3)" office:value-type="float" office:value="10.581">
            <text:p>10.581</text:p>
          </table:table-cell>
          <table:table-cell table:formula="of:=ROUND([.F46];3)" office:value-type="float" office:value="10.687">
            <text:p>10.687</text:p>
          </table:table-cell>
          <table:table-cell table:formula="of:=ROUND([.G46];3)" office:value-type="float" office:value="10.739">
            <text:p>10.739</text:p>
          </table:table-cell>
          <table:table-cell table:formula="of:=ROUND([.H46];3)" office:value-type="float" office:value="10.581">
            <text:p>10.58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9849841595">
            <text:p>10.9849841595</text:p>
          </table:table-cell>
          <table:table-cell office:value-type="float" office:value="11.0104100704">
            <text:p>11.0104100704</text:p>
          </table:table-cell>
          <table:table-cell office:value-type="float" office:value="11.0562961102">
            <text:p>11.0562961102</text:p>
          </table:table-cell>
          <table:table-cell office:value-type="float" office:value="10.9849841595">
            <text:p>10.9849841595</text:p>
          </table:table-cell>
          <table:table-cell table:formula="of:=ROUND([.E47];3)" office:value-type="float" office:value="10.985">
            <text:p>10.985</text:p>
          </table:table-cell>
          <table:table-cell table:formula="of:=ROUND([.F47];3)" office:value-type="float" office:value="11.01">
            <text:p>11.010</text:p>
          </table:table-cell>
          <table:table-cell table:formula="of:=ROUND([.G47];3)" office:value-type="float" office:value="11.056">
            <text:p>11.056</text:p>
          </table:table-cell>
          <table:table-cell table:formula="of:=ROUND([.H47];3)" office:value-type="float" office:value="10.985">
            <text:p>10.98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7963018417">
            <text:p>10.7963018417</text:p>
          </table:table-cell>
          <table:table-cell office:value-type="float" office:value="11.0334129333">
            <text:p>11.0334129333</text:p>
          </table:table-cell>
          <table:table-cell office:value-type="float" office:value="11.1310648918">
            <text:p>11.1310648918</text:p>
          </table:table-cell>
          <table:table-cell office:value-type="float" office:value="10.7963018417">
            <text:p>10.7963018417</text:p>
          </table:table-cell>
          <table:table-cell table:formula="of:=ROUND([.E48];3)" office:value-type="float" office:value="10.796">
            <text:p>10.796</text:p>
          </table:table-cell>
          <table:table-cell table:formula="of:=ROUND([.F48];3)" office:value-type="float" office:value="11.033">
            <text:p>11.033</text:p>
          </table:table-cell>
          <table:table-cell table:formula="of:=ROUND([.G48];3)" office:value-type="float" office:value="11.131">
            <text:p>11.131</text:p>
          </table:table-cell>
          <table:table-cell table:formula="of:=ROUND([.H48];3)" office:value-type="float" office:value="10.796">
            <text:p>10.79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4811398983">
            <text:p>10.4811398983</text:p>
          </table:table-cell>
          <table:table-cell office:value-type="float" office:value="10.5912148952">
            <text:p>10.5912148952</text:p>
          </table:table-cell>
          <table:table-cell office:value-type="float" office:value="10.6123940945">
            <text:p>10.6123940945</text:p>
          </table:table-cell>
          <table:table-cell office:value-type="float" office:value="10.4811398983">
            <text:p>10.4811398983</text:p>
          </table:table-cell>
          <table:table-cell table:formula="of:=ROUND([.E49];3)" office:value-type="float" office:value="10.481">
            <text:p>10.481</text:p>
          </table:table-cell>
          <table:table-cell table:formula="of:=ROUND([.F49];3)" office:value-type="float" office:value="10.591">
            <text:p>10.591</text:p>
          </table:table-cell>
          <table:table-cell table:formula="of:=ROUND([.G49];3)" office:value-type="float" office:value="10.612">
            <text:p>10.612</text:p>
          </table:table-cell>
          <table:table-cell table:formula="of:=ROUND([.H49];3)" office:value-type="float" office:value="10.481">
            <text:p>10.4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4627659321">
            <text:p>10.4627659321</text:p>
          </table:table-cell>
          <table:table-cell office:value-type="float" office:value="10.5381469727">
            <text:p>10.5381469727</text:p>
          </table:table-cell>
          <table:table-cell office:value-type="float" office:value="10.5499560833">
            <text:p>10.5499560833</text:p>
          </table:table-cell>
          <table:table-cell office:value-type="float" office:value="10.4627659321">
            <text:p>10.4627659321</text:p>
          </table:table-cell>
          <table:table-cell table:formula="of:=ROUND([.E50];3)" office:value-type="float" office:value="10.463">
            <text:p>10.463</text:p>
          </table:table-cell>
          <table:table-cell table:formula="of:=ROUND([.F50];3)" office:value-type="float" office:value="10.538">
            <text:p>10.538</text:p>
          </table:table-cell>
          <table:table-cell table:formula="of:=ROUND([.G50];3)" office:value-type="float" office:value="10.55">
            <text:p>10.550</text:p>
          </table:table-cell>
          <table:table-cell table:formula="of:=ROUND([.H50];3)" office:value-type="float" office:value="10.463">
            <text:p>10.4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0.4865028858">
            <text:p>10.4865028858</text:p>
          </table:table-cell>
          <table:table-cell office:value-type="float" office:value="10.4941699505">
            <text:p>10.4941699505</text:p>
          </table:table-cell>
          <table:table-cell office:value-type="float" office:value="10.6626489162">
            <text:p>10.6626489162</text:p>
          </table:table-cell>
          <table:table-cell office:value-type="float" office:value="10.4865028858">
            <text:p>10.4865028858</text:p>
          </table:table-cell>
          <table:table-cell table:formula="of:=ROUND([.E51];3)" office:value-type="float" office:value="10.487">
            <text:p>10.487</text:p>
          </table:table-cell>
          <table:table-cell table:formula="of:=ROUND([.F51];3)" office:value-type="float" office:value="10.494">
            <text:p>10.494</text:p>
          </table:table-cell>
          <table:table-cell table:formula="of:=ROUND([.G51];3)" office:value-type="float" office:value="10.663">
            <text:p>10.663</text:p>
          </table:table-cell>
          <table:table-cell table:formula="of:=ROUND([.H51];3)" office:value-type="float" office:value="10.487">
            <text:p>10.48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.5754768848">
            <text:p>13.5754768848</text:p>
          </table:table-cell>
          <table:table-cell office:value-type="float" office:value="13.5954101086">
            <text:p>13.5954101086</text:p>
          </table:table-cell>
          <table:table-cell office:value-type="float" office:value="13.6622428894">
            <text:p>13.6622428894</text:p>
          </table:table-cell>
          <table:table-cell office:value-type="float" office:value="13.5754768848">
            <text:p>13.5754768848</text:p>
          </table:table-cell>
          <table:table-cell table:formula="of:=ROUND([.E52];3)" office:value-type="float" office:value="13.575">
            <text:p>13.575</text:p>
          </table:table-cell>
          <table:table-cell table:formula="of:=ROUND([.F52];3)" office:value-type="float" office:value="13.595">
            <text:p>13.595</text:p>
          </table:table-cell>
          <table:table-cell table:formula="of:=ROUND([.G52];3)" office:value-type="float" office:value="13.662">
            <text:p>13.662</text:p>
          </table:table-cell>
          <table:table-cell table:formula="of:=ROUND([.H52];3)" office:value-type="float" office:value="13.575">
            <text:p>13.5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.6714100838">
            <text:p>11.6714100838</text:p>
          </table:table-cell>
          <table:table-cell office:value-type="float" office:value="12.1124551296">
            <text:p>12.1124551296</text:p>
          </table:table-cell>
          <table:table-cell office:value-type="float" office:value="12.1486711502">
            <text:p>12.1486711502</text:p>
          </table:table-cell>
          <table:table-cell office:value-type="float" office:value="11.6714100838">
            <text:p>11.6714100838</text:p>
          </table:table-cell>
          <table:table-cell table:formula="of:=ROUND([.E53];3)" office:value-type="float" office:value="11.671">
            <text:p>11.671</text:p>
          </table:table-cell>
          <table:table-cell table:formula="of:=ROUND([.F53];3)" office:value-type="float" office:value="12.112">
            <text:p>12.112</text:p>
          </table:table-cell>
          <table:table-cell table:formula="of:=ROUND([.G53];3)" office:value-type="float" office:value="12.149">
            <text:p>12.149</text:p>
          </table:table-cell>
          <table:table-cell table:formula="of:=ROUND([.H53];3)" office:value-type="float" office:value="11.671">
            <text:p>11.67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1.4481599331">
            <text:p>11.4481599331</text:p>
          </table:table-cell>
          <table:table-cell office:value-type="float" office:value="11.4535288811">
            <text:p>11.4535288811</text:p>
          </table:table-cell>
          <table:table-cell office:value-type="float" office:value="11.5563659668">
            <text:p>11.5563659668</text:p>
          </table:table-cell>
          <table:table-cell office:value-type="float" office:value="11.4481599331">
            <text:p>11.4481599331</text:p>
          </table:table-cell>
          <table:table-cell table:formula="of:=ROUND([.E54];3)" office:value-type="float" office:value="11.448">
            <text:p>11.448</text:p>
          </table:table-cell>
          <table:table-cell table:formula="of:=ROUND([.F54];3)" office:value-type="float" office:value="11.454">
            <text:p>11.454</text:p>
          </table:table-cell>
          <table:table-cell table:formula="of:=ROUND([.G54];3)" office:value-type="float" office:value="11.556">
            <text:p>11.556</text:p>
          </table:table-cell>
          <table:table-cell table:formula="of:=ROUND([.H54];3)" office:value-type="float" office:value="11.448">
            <text:p>11.44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.9591059685">
            <text:p>10.9591059685</text:p>
          </table:table-cell>
          <table:table-cell office:value-type="float" office:value="11.0885851383">
            <text:p>11.0885851383</text:p>
          </table:table-cell>
          <table:table-cell office:value-type="float" office:value="11.1941580772">
            <text:p>11.1941580772</text:p>
          </table:table-cell>
          <table:table-cell office:value-type="float" office:value="10.9591059685">
            <text:p>10.9591059685</text:p>
          </table:table-cell>
          <table:table-cell table:formula="of:=ROUND([.E55];3)" office:value-type="float" office:value="10.959">
            <text:p>10.959</text:p>
          </table:table-cell>
          <table:table-cell table:formula="of:=ROUND([.F55];3)" office:value-type="float" office:value="11.089">
            <text:p>11.089</text:p>
          </table:table-cell>
          <table:table-cell table:formula="of:=ROUND([.G55];3)" office:value-type="float" office:value="11.194">
            <text:p>11.194</text:p>
          </table:table-cell>
          <table:table-cell table:formula="of:=ROUND([.H55];3)" office:value-type="float" office:value="10.959">
            <text:p>10.95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.8792819977">
            <text:p>10.8792819977</text:p>
          </table:table-cell>
          <table:table-cell office:value-type="float" office:value="11.067483902">
            <text:p>11.067483902</text:p>
          </table:table-cell>
          <table:table-cell office:value-type="float" office:value="11.1026899815">
            <text:p>11.1026899815</text:p>
          </table:table-cell>
          <table:table-cell office:value-type="float" office:value="10.8792819977">
            <text:p>10.8792819977</text:p>
          </table:table-cell>
          <table:table-cell table:formula="of:=ROUND([.E56];3)" office:value-type="float" office:value="10.879">
            <text:p>10.879</text:p>
          </table:table-cell>
          <table:table-cell table:formula="of:=ROUND([.F56];3)" office:value-type="float" office:value="11.067">
            <text:p>11.067</text:p>
          </table:table-cell>
          <table:table-cell table:formula="of:=ROUND([.G56];3)" office:value-type="float" office:value="11.103">
            <text:p>11.103</text:p>
          </table:table-cell>
          <table:table-cell table:formula="of:=ROUND([.H56];3)" office:value-type="float" office:value="10.879">
            <text:p>10.87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.4518620968">
            <text:p>11.4518620968</text:p>
          </table:table-cell>
          <table:table-cell office:value-type="float" office:value="12.4312880039">
            <text:p>12.4312880039</text:p>
          </table:table-cell>
          <table:table-cell office:value-type="float" office:value="12.5771641731">
            <text:p>12.5771641731</text:p>
          </table:table-cell>
          <table:table-cell office:value-type="float" office:value="11.4518620968">
            <text:p>11.4518620968</text:p>
          </table:table-cell>
          <table:table-cell table:formula="of:=ROUND([.E57];3)" office:value-type="float" office:value="11.452">
            <text:p>11.452</text:p>
          </table:table-cell>
          <table:table-cell table:formula="of:=ROUND([.F57];3)" office:value-type="float" office:value="12.431">
            <text:p>12.431</text:p>
          </table:table-cell>
          <table:table-cell table:formula="of:=ROUND([.G57];3)" office:value-type="float" office:value="12.577">
            <text:p>12.577</text:p>
          </table:table-cell>
          <table:table-cell table:formula="of:=ROUND([.H57];3)" office:value-type="float" office:value="11.452">
            <text:p>11.4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9643950462">
            <text:p>10.9643950462</text:p>
          </table:table-cell>
          <table:table-cell office:value-type="float" office:value="11.3644649982">
            <text:p>11.3644649982</text:p>
          </table:table-cell>
          <table:table-cell office:value-type="float" office:value="11.4335839748">
            <text:p>11.4335839748</text:p>
          </table:table-cell>
          <table:table-cell office:value-type="float" office:value="10.9643950462">
            <text:p>10.9643950462</text:p>
          </table:table-cell>
          <table:table-cell table:formula="of:=ROUND([.E58];3)" office:value-type="float" office:value="10.964">
            <text:p>10.964</text:p>
          </table:table-cell>
          <table:table-cell table:formula="of:=ROUND([.F58];3)" office:value-type="float" office:value="11.364">
            <text:p>11.364</text:p>
          </table:table-cell>
          <table:table-cell table:formula="of:=ROUND([.G58];3)" office:value-type="float" office:value="11.434">
            <text:p>11.434</text:p>
          </table:table-cell>
          <table:table-cell table:formula="of:=ROUND([.H58];3)" office:value-type="float" office:value="10.964">
            <text:p>10.96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6106460094">
            <text:p>10.6106460094</text:p>
          </table:table-cell>
          <table:table-cell office:value-type="float" office:value="10.9188981056">
            <text:p>10.9188981056</text:p>
          </table:table-cell>
          <table:table-cell office:value-type="float" office:value="11.0298202038">
            <text:p>11.0298202038</text:p>
          </table:table-cell>
          <table:table-cell office:value-type="float" office:value="10.6106460094">
            <text:p>10.6106460094</text:p>
          </table:table-cell>
          <table:table-cell table:formula="of:=ROUND([.E59];3)" office:value-type="float" office:value="10.611">
            <text:p>10.611</text:p>
          </table:table-cell>
          <table:table-cell table:formula="of:=ROUND([.F59];3)" office:value-type="float" office:value="10.919">
            <text:p>10.919</text:p>
          </table:table-cell>
          <table:table-cell table:formula="of:=ROUND([.G59];3)" office:value-type="float" office:value="11.03">
            <text:p>11.030</text:p>
          </table:table-cell>
          <table:table-cell table:formula="of:=ROUND([.H59];3)" office:value-type="float" office:value="10.611">
            <text:p>10.6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469481945">
            <text:p>10.469481945</text:p>
          </table:table-cell>
          <table:table-cell office:value-type="float" office:value="10.5381658077">
            <text:p>10.5381658077</text:p>
          </table:table-cell>
          <table:table-cell office:value-type="float" office:value="10.9826300144">
            <text:p>10.9826300144</text:p>
          </table:table-cell>
          <table:table-cell office:value-type="float" office:value="10.469481945">
            <text:p>10.469481945</text:p>
          </table:table-cell>
          <table:table-cell table:formula="of:=ROUND([.E60];3)" office:value-type="float" office:value="10.469">
            <text:p>10.469</text:p>
          </table:table-cell>
          <table:table-cell table:formula="of:=ROUND([.F60];3)" office:value-type="float" office:value="10.538">
            <text:p>10.538</text:p>
          </table:table-cell>
          <table:table-cell table:formula="of:=ROUND([.G60];3)" office:value-type="float" office:value="10.983">
            <text:p>10.983</text:p>
          </table:table-cell>
          <table:table-cell table:formula="of:=ROUND([.H60];3)" office:value-type="float" office:value="10.469">
            <text:p>10.4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.4669239521">
            <text:p>10.4669239521</text:p>
          </table:table-cell>
          <table:table-cell office:value-type="float" office:value="10.6633298397">
            <text:p>10.6633298397</text:p>
          </table:table-cell>
          <table:table-cell office:value-type="float" office:value="10.6866269112">
            <text:p>10.6866269112</text:p>
          </table:table-cell>
          <table:table-cell office:value-type="float" office:value="10.4669239521">
            <text:p>10.4669239521</text:p>
          </table:table-cell>
          <table:table-cell table:formula="of:=ROUND([.E61];3)" office:value-type="float" office:value="10.467">
            <text:p>10.467</text:p>
          </table:table-cell>
          <table:table-cell table:formula="of:=ROUND([.F61];3)" office:value-type="float" office:value="10.663">
            <text:p>10.663</text:p>
          </table:table-cell>
          <table:table-cell table:formula="of:=ROUND([.G61];3)" office:value-type="float" office:value="10.687">
            <text:p>10.687</text:p>
          </table:table-cell>
          <table:table-cell table:formula="of:=ROUND([.H61];3)" office:value-type="float" office:value="10.467">
            <text:p>10.4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float" office:value="11.1796710491">
            <text:p>11.1796710491</text:p>
          </table:table-cell>
          <table:table-cell office:value-type="float" office:value="11.8328821659">
            <text:p>11.8328821659</text:p>
          </table:table-cell>
          <table:table-cell office:value-type="float" office:value="11.9933681488">
            <text:p>11.9933681488</text:p>
          </table:table-cell>
          <table:table-cell office:value-type="float" office:value="11.1796710491">
            <text:p>11.1796710491</text:p>
          </table:table-cell>
          <table:table-cell table:formula="of:=ROUND([.E62];3)" office:value-type="float" office:value="11.18">
            <text:p>11.180</text:p>
          </table:table-cell>
          <table:table-cell table:formula="of:=ROUND([.F62];3)" office:value-type="float" office:value="11.833">
            <text:p>11.833</text:p>
          </table:table-cell>
          <table:table-cell table:formula="of:=ROUND([.G62];3)" office:value-type="float" office:value="11.993">
            <text:p>11.993</text:p>
          </table:table-cell>
          <table:table-cell table:formula="of:=ROUND([.H62];3)" office:value-type="float" office:value="11.18">
            <text:p>11.18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11.0674209595">
            <text:p>11.0674209595</text:p>
          </table:table-cell>
          <table:table-cell office:value-type="float" office:value="11.1550660133">
            <text:p>11.1550660133</text:p>
          </table:table-cell>
          <table:table-cell office:value-type="float" office:value="11.1676199436">
            <text:p>11.1676199436</text:p>
          </table:table-cell>
          <table:table-cell office:value-type="float" office:value="11.0674209595">
            <text:p>11.0674209595</text:p>
          </table:table-cell>
          <table:table-cell table:formula="of:=ROUND([.E63];3)" office:value-type="float" office:value="11.067">
            <text:p>11.067</text:p>
          </table:table-cell>
          <table:table-cell table:formula="of:=ROUND([.F63];3)" office:value-type="float" office:value="11.155">
            <text:p>11.155</text:p>
          </table:table-cell>
          <table:table-cell table:formula="of:=ROUND([.G63];3)" office:value-type="float" office:value="11.168">
            <text:p>11.168</text:p>
          </table:table-cell>
          <table:table-cell table:formula="of:=ROUND([.H63];3)" office:value-type="float" office:value="11.067">
            <text:p>11.06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16">
            <text:p>16</text:p>
          </table:table-cell>
          <table:table-cell office:value-type="float" office:value="10.4898309708">
            <text:p>10.4898309708</text:p>
          </table:table-cell>
          <table:table-cell office:value-type="float" office:value="10.6905090809">
            <text:p>10.6905090809</text:p>
          </table:table-cell>
          <table:table-cell office:value-type="float" office:value="10.7497229576">
            <text:p>10.7497229576</text:p>
          </table:table-cell>
          <table:table-cell office:value-type="float" office:value="10.4898309708">
            <text:p>10.4898309708</text:p>
          </table:table-cell>
          <table:table-cell table:formula="of:=ROUND([.E64];3)" office:value-type="float" office:value="10.49">
            <text:p>10.490</text:p>
          </table:table-cell>
          <table:table-cell table:formula="of:=ROUND([.F64];3)" office:value-type="float" office:value="10.691">
            <text:p>10.691</text:p>
          </table:table-cell>
          <table:table-cell table:formula="of:=ROUND([.G64];3)" office:value-type="float" office:value="10.75">
            <text:p>10.750</text:p>
          </table:table-cell>
          <table:table-cell table:formula="of:=ROUND([.H64];3)" office:value-type="float" office:value="10.49">
            <text:p>10.49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10.388684988">
            <text:p>10.388684988</text:p>
          </table:table-cell>
          <table:table-cell office:value-type="float" office:value="10.5171542168">
            <text:p>10.5171542168</text:p>
          </table:table-cell>
          <table:table-cell office:value-type="float" office:value="10.5614490509">
            <text:p>10.5614490509</text:p>
          </table:table-cell>
          <table:table-cell office:value-type="float" office:value="10.388684988">
            <text:p>10.388684988</text:p>
          </table:table-cell>
          <table:table-cell table:formula="of:=ROUND([.E65];3)" office:value-type="float" office:value="10.389">
            <text:p>10.389</text:p>
          </table:table-cell>
          <table:table-cell table:formula="of:=ROUND([.F65];3)" office:value-type="float" office:value="10.517">
            <text:p>10.517</text:p>
          </table:table-cell>
          <table:table-cell table:formula="of:=ROUND([.G65];3)" office:value-type="float" office:value="10.561">
            <text:p>10.561</text:p>
          </table:table-cell>
          <table:table-cell table:formula="of:=ROUND([.H65];3)" office:value-type="float" office:value="10.389">
            <text:p>10.38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10.3678791523">
            <text:p>10.3678791523</text:p>
          </table:table-cell>
          <table:table-cell office:value-type="float" office:value="10.4700479507">
            <text:p>10.4700479507</text:p>
          </table:table-cell>
          <table:table-cell office:value-type="float" office:value="10.5179800987">
            <text:p>10.5179800987</text:p>
          </table:table-cell>
          <table:table-cell office:value-type="float" office:value="10.3678791523">
            <text:p>10.3678791523</text:p>
          </table:table-cell>
          <table:table-cell table:formula="of:=ROUND([.E66];3)" office:value-type="float" office:value="10.368">
            <text:p>10.368</text:p>
          </table:table-cell>
          <table:table-cell table:formula="of:=ROUND([.F66];3)" office:value-type="float" office:value="10.47">
            <text:p>10.470</text:p>
          </table:table-cell>
          <table:table-cell table:formula="of:=ROUND([.G66];3)" office:value-type="float" office:value="10.518">
            <text:p>10.518</text:p>
          </table:table-cell>
          <table:table-cell table:formula="of:=ROUND([.H66];3)" office:value-type="float" office:value="10.368">
            <text:p>10.3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1.0689628124">
            <text:p>11.0689628124</text:p>
          </table:table-cell>
          <table:table-cell office:value-type="float" office:value="11.1143400669">
            <text:p>11.1143400669</text:p>
          </table:table-cell>
          <table:table-cell office:value-type="float" office:value="11.479681015">
            <text:p>11.479681015</text:p>
          </table:table-cell>
          <table:table-cell office:value-type="float" office:value="11.0689628124">
            <text:p>11.0689628124</text:p>
          </table:table-cell>
          <table:table-cell table:formula="of:=ROUND([.E67];3)" office:value-type="float" office:value="11.069">
            <text:p>11.069</text:p>
          </table:table-cell>
          <table:table-cell table:formula="of:=ROUND([.F67];3)" office:value-type="float" office:value="11.114">
            <text:p>11.114</text:p>
          </table:table-cell>
          <table:table-cell table:formula="of:=ROUND([.G67];3)" office:value-type="float" office:value="11.48">
            <text:p>11.480</text:p>
          </table:table-cell>
          <table:table-cell table:formula="of:=ROUND([.H67];3)" office:value-type="float" office:value="11.069">
            <text:p>11.0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6815009117">
            <text:p>10.6815009117</text:p>
          </table:table-cell>
          <table:table-cell office:value-type="float" office:value="10.7929170132">
            <text:p>10.7929170132</text:p>
          </table:table-cell>
          <table:table-cell office:value-type="float" office:value="10.8653891087">
            <text:p>10.8653891087</text:p>
          </table:table-cell>
          <table:table-cell office:value-type="float" office:value="10.6815009117">
            <text:p>10.6815009117</text:p>
          </table:table-cell>
          <table:table-cell table:formula="of:=ROUND([.E68];3)" office:value-type="float" office:value="10.682">
            <text:p>10.682</text:p>
          </table:table-cell>
          <table:table-cell table:formula="of:=ROUND([.F68];3)" office:value-type="float" office:value="10.793">
            <text:p>10.793</text:p>
          </table:table-cell>
          <table:table-cell table:formula="of:=ROUND([.G68];3)" office:value-type="float" office:value="10.865">
            <text:p>10.865</text:p>
          </table:table-cell>
          <table:table-cell table:formula="of:=ROUND([.H68];3)" office:value-type="float" office:value="10.682">
            <text:p>10.68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4221320152">
            <text:p>10.4221320152</text:p>
          </table:table-cell>
          <table:table-cell office:value-type="float" office:value="10.46540308">
            <text:p>10.46540308</text:p>
          </table:table-cell>
          <table:table-cell office:value-type="float" office:value="10.6041948795">
            <text:p>10.6041948795</text:p>
          </table:table-cell>
          <table:table-cell office:value-type="float" office:value="10.4221320152">
            <text:p>10.4221320152</text:p>
          </table:table-cell>
          <table:table-cell table:formula="of:=ROUND([.E69];3)" office:value-type="float" office:value="10.422">
            <text:p>10.422</text:p>
          </table:table-cell>
          <table:table-cell table:formula="of:=ROUND([.F69];3)" office:value-type="float" office:value="10.465">
            <text:p>10.465</text:p>
          </table:table-cell>
          <table:table-cell table:formula="of:=ROUND([.G69];3)" office:value-type="float" office:value="10.604">
            <text:p>10.604</text:p>
          </table:table-cell>
          <table:table-cell table:formula="of:=ROUND([.H69];3)" office:value-type="float" office:value="10.422">
            <text:p>10.42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3588020802">
            <text:p>10.3588020802</text:p>
          </table:table-cell>
          <table:table-cell office:value-type="float" office:value="10.3733189106">
            <text:p>10.3733189106</text:p>
          </table:table-cell>
          <table:table-cell office:value-type="float" office:value="10.3827419281">
            <text:p>10.3827419281</text:p>
          </table:table-cell>
          <table:table-cell office:value-type="float" office:value="10.3588020802">
            <text:p>10.3588020802</text:p>
          </table:table-cell>
          <table:table-cell table:formula="of:=ROUND([.E70];3)" office:value-type="float" office:value="10.359">
            <text:p>10.359</text:p>
          </table:table-cell>
          <table:table-cell table:formula="of:=ROUND([.F70];3)" office:value-type="float" office:value="10.373">
            <text:p>10.373</text:p>
          </table:table-cell>
          <table:table-cell table:formula="of:=ROUND([.G70];3)" office:value-type="float" office:value="10.383">
            <text:p>10.383</text:p>
          </table:table-cell>
          <table:table-cell table:formula="of:=ROUND([.H70];3)" office:value-type="float" office:value="10.359">
            <text:p>10.3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.3211650848">
            <text:p>10.3211650848</text:p>
          </table:table-cell>
          <table:table-cell office:value-type="float" office:value="10.3623120785">
            <text:p>10.3623120785</text:p>
          </table:table-cell>
          <table:table-cell office:value-type="float" office:value="10.3668379784">
            <text:p>10.3668379784</text:p>
          </table:table-cell>
          <table:table-cell office:value-type="float" office:value="10.3211650848">
            <text:p>10.3211650848</text:p>
          </table:table-cell>
          <table:table-cell table:formula="of:=ROUND([.E71];3)" office:value-type="float" office:value="10.321">
            <text:p>10.321</text:p>
          </table:table-cell>
          <table:table-cell table:formula="of:=ROUND([.F71];3)" office:value-type="float" office:value="10.362">
            <text:p>10.362</text:p>
          </table:table-cell>
          <table:table-cell table:formula="of:=ROUND([.G71];3)" office:value-type="float" office:value="10.367">
            <text:p>10.367</text:p>
          </table:table-cell>
          <table:table-cell table:formula="of:=ROUND([.H71];3)" office:value-type="float" office:value="10.321">
            <text:p>10.3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7261099815">
            <text:p>10.7261099815</text:p>
          </table:table-cell>
          <table:table-cell office:value-type="float" office:value="10.8027660847">
            <text:p>10.8027660847</text:p>
          </table:table-cell>
          <table:table-cell office:value-type="float" office:value="10.8098797798">
            <text:p>10.8098797798</text:p>
          </table:table-cell>
          <table:table-cell office:value-type="float" office:value="10.7261099815">
            <text:p>10.7261099815</text:p>
          </table:table-cell>
          <table:table-cell table:formula="of:=ROUND([.E72];3)" office:value-type="float" office:value="10.726">
            <text:p>10.726</text:p>
          </table:table-cell>
          <table:table-cell table:formula="of:=ROUND([.F72];3)" office:value-type="float" office:value="10.803">
            <text:p>10.803</text:p>
          </table:table-cell>
          <table:table-cell table:formula="of:=ROUND([.G72];3)" office:value-type="float" office:value="10.81">
            <text:p>10.810</text:p>
          </table:table-cell>
          <table:table-cell table:formula="of:=ROUND([.H72];3)" office:value-type="float" office:value="10.726">
            <text:p>10.7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4506540298">
            <text:p>10.4506540298</text:p>
          </table:table-cell>
          <table:table-cell office:value-type="float" office:value="10.4719359875">
            <text:p>10.4719359875</text:p>
          </table:table-cell>
          <table:table-cell office:value-type="float" office:value="10.5343468189">
            <text:p>10.5343468189</text:p>
          </table:table-cell>
          <table:table-cell office:value-type="float" office:value="10.4506540298">
            <text:p>10.4506540298</text:p>
          </table:table-cell>
          <table:table-cell table:formula="of:=ROUND([.E73];3)" office:value-type="float" office:value="10.451">
            <text:p>10.451</text:p>
          </table:table-cell>
          <table:table-cell table:formula="of:=ROUND([.F73];3)" office:value-type="float" office:value="10.472">
            <text:p>10.472</text:p>
          </table:table-cell>
          <table:table-cell table:formula="of:=ROUND([.G73];3)" office:value-type="float" office:value="10.534">
            <text:p>10.534</text:p>
          </table:table-cell>
          <table:table-cell table:formula="of:=ROUND([.H73];3)" office:value-type="float" office:value="10.451">
            <text:p>10.45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2944250107">
            <text:p>10.2944250107</text:p>
          </table:table-cell>
          <table:table-cell office:value-type="float" office:value="10.29906106">
            <text:p>10.29906106</text:p>
          </table:table-cell>
          <table:table-cell office:value-type="float" office:value="10.3329980373">
            <text:p>10.3329980373</text:p>
          </table:table-cell>
          <table:table-cell office:value-type="float" office:value="10.2944250107">
            <text:p>10.2944250107</text:p>
          </table:table-cell>
          <table:table-cell table:formula="of:=ROUND([.E74];3)" office:value-type="float" office:value="10.294">
            <text:p>10.294</text:p>
          </table:table-cell>
          <table:table-cell table:formula="of:=ROUND([.F74];3)" office:value-type="float" office:value="10.299">
            <text:p>10.299</text:p>
          </table:table-cell>
          <table:table-cell table:formula="of:=ROUND([.G74];3)" office:value-type="float" office:value="10.333">
            <text:p>10.333</text:p>
          </table:table-cell>
          <table:table-cell table:formula="of:=ROUND([.H74];3)" office:value-type="float" office:value="10.294">
            <text:p>10.2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2356541157">
            <text:p>10.2356541157</text:p>
          </table:table-cell>
          <table:table-cell office:value-type="float" office:value="10.2507460117">
            <text:p>10.2507460117</text:p>
          </table:table-cell>
          <table:table-cell office:value-type="float" office:value="10.4435279369">
            <text:p>10.4435279369</text:p>
          </table:table-cell>
          <table:table-cell office:value-type="float" office:value="10.2356541157">
            <text:p>10.2356541157</text:p>
          </table:table-cell>
          <table:table-cell table:formula="of:=ROUND([.E75];3)" office:value-type="float" office:value="10.236">
            <text:p>10.236</text:p>
          </table:table-cell>
          <table:table-cell table:formula="of:=ROUND([.F75];3)" office:value-type="float" office:value="10.251">
            <text:p>10.251</text:p>
          </table:table-cell>
          <table:table-cell table:formula="of:=ROUND([.G75];3)" office:value-type="float" office:value="10.444">
            <text:p>10.444</text:p>
          </table:table-cell>
          <table:table-cell table:formula="of:=ROUND([.H75];3)" office:value-type="float" office:value="10.236">
            <text:p>10.23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.3869509697">
            <text:p>10.3869509697</text:p>
          </table:table-cell>
          <table:table-cell office:value-type="float" office:value="10.5854690075">
            <text:p>10.5854690075</text:p>
          </table:table-cell>
          <table:table-cell office:value-type="float" office:value="10.9748888016">
            <text:p>10.9748888016</text:p>
          </table:table-cell>
          <table:table-cell office:value-type="float" office:value="10.3869509697">
            <text:p>10.3869509697</text:p>
          </table:table-cell>
          <table:table-cell table:formula="of:=ROUND([.E76];3)" office:value-type="float" office:value="10.387">
            <text:p>10.387</text:p>
          </table:table-cell>
          <table:table-cell table:formula="of:=ROUND([.F76];3)" office:value-type="float" office:value="10.585">
            <text:p>10.585</text:p>
          </table:table-cell>
          <table:table-cell table:formula="of:=ROUND([.G76];3)" office:value-type="float" office:value="10.975">
            <text:p>10.975</text:p>
          </table:table-cell>
          <table:table-cell table:formula="of:=ROUND([.H76];3)" office:value-type="float" office:value="10.387">
            <text:p>10.38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5.1977159977">
            <text:p>15.1977159977</text:p>
          </table:table-cell>
          <table:table-cell office:value-type="float" office:value="15.8358781338">
            <text:p>15.8358781338</text:p>
          </table:table-cell>
          <table:table-cell office:value-type="float" office:value="16.2228860855">
            <text:p>16.2228860855</text:p>
          </table:table-cell>
          <table:table-cell office:value-type="float" office:value="15.1977159977">
            <text:p>15.1977159977</text:p>
          </table:table-cell>
          <table:table-cell table:formula="of:=ROUND([.E77];3)" office:value-type="float" office:value="15.198">
            <text:p>15.198</text:p>
          </table:table-cell>
          <table:table-cell table:formula="of:=ROUND([.F77];3)" office:value-type="float" office:value="15.836">
            <text:p>15.836</text:p>
          </table:table-cell>
          <table:table-cell table:formula="of:=ROUND([.G77];3)" office:value-type="float" office:value="16.223">
            <text:p>16.223</text:p>
          </table:table-cell>
          <table:table-cell table:formula="of:=ROUND([.H77];3)" office:value-type="float" office:value="15.198">
            <text:p>15.19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4.2088999748">
            <text:p>14.2088999748</text:p>
          </table:table-cell>
          <table:table-cell office:value-type="float" office:value="14.6977479458">
            <text:p>14.6977479458</text:p>
          </table:table-cell>
          <table:table-cell office:value-type="float" office:value="14.7964808941">
            <text:p>14.7964808941</text:p>
          </table:table-cell>
          <table:table-cell office:value-type="float" office:value="14.2088999748">
            <text:p>14.2088999748</text:p>
          </table:table-cell>
          <table:table-cell table:formula="of:=ROUND([.E78];3)" office:value-type="float" office:value="14.209">
            <text:p>14.209</text:p>
          </table:table-cell>
          <table:table-cell table:formula="of:=ROUND([.F78];3)" office:value-type="float" office:value="14.698">
            <text:p>14.698</text:p>
          </table:table-cell>
          <table:table-cell table:formula="of:=ROUND([.G78];3)" office:value-type="float" office:value="14.796">
            <text:p>14.796</text:p>
          </table:table-cell>
          <table:table-cell table:formula="of:=ROUND([.H78];3)" office:value-type="float" office:value="14.209">
            <text:p>14.2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.749530077">
            <text:p>13.749530077</text:p>
          </table:table-cell>
          <table:table-cell office:value-type="float" office:value="13.8577830791">
            <text:p>13.8577830791</text:p>
          </table:table-cell>
          <table:table-cell office:value-type="float" office:value="13.9643018246">
            <text:p>13.9643018246</text:p>
          </table:table-cell>
          <table:table-cell office:value-type="float" office:value="13.749530077">
            <text:p>13.749530077</text:p>
          </table:table-cell>
          <table:table-cell table:formula="of:=ROUND([.E79];3)" office:value-type="float" office:value="13.75">
            <text:p>13.750</text:p>
          </table:table-cell>
          <table:table-cell table:formula="of:=ROUND([.F79];3)" office:value-type="float" office:value="13.858">
            <text:p>13.858</text:p>
          </table:table-cell>
          <table:table-cell table:formula="of:=ROUND([.G79];3)" office:value-type="float" office:value="13.964">
            <text:p>13.964</text:p>
          </table:table-cell>
          <table:table-cell table:formula="of:=ROUND([.H79];3)" office:value-type="float" office:value="13.75">
            <text:p>13.7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.6106760502">
            <text:p>13.6106760502</text:p>
          </table:table-cell>
          <table:table-cell office:value-type="float" office:value="13.646132946">
            <text:p>13.646132946</text:p>
          </table:table-cell>
          <table:table-cell office:value-type="float" office:value="13.8159680367">
            <text:p>13.8159680367</text:p>
          </table:table-cell>
          <table:table-cell office:value-type="float" office:value="13.6106760502">
            <text:p>13.6106760502</text:p>
          </table:table-cell>
          <table:table-cell table:formula="of:=ROUND([.E80];3)" office:value-type="float" office:value="13.611">
            <text:p>13.611</text:p>
          </table:table-cell>
          <table:table-cell table:formula="of:=ROUND([.F80];3)" office:value-type="float" office:value="13.646">
            <text:p>13.646</text:p>
          </table:table-cell>
          <table:table-cell table:formula="of:=ROUND([.G80];3)" office:value-type="float" office:value="13.816">
            <text:p>13.816</text:p>
          </table:table-cell>
          <table:table-cell table:formula="of:=ROUND([.H80];3)" office:value-type="float" office:value="13.611">
            <text:p>13.6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.8186628819">
            <text:p>13.8186628819</text:p>
          </table:table-cell>
          <table:table-cell office:value-type="float" office:value="13.8203480244">
            <text:p>13.8203480244</text:p>
          </table:table-cell>
          <table:table-cell office:value-type="float" office:value="14.0094749928">
            <text:p>14.0094749928</text:p>
          </table:table-cell>
          <table:table-cell office:value-type="float" office:value="13.8186628819">
            <text:p>13.8186628819</text:p>
          </table:table-cell>
          <table:table-cell table:formula="of:=ROUND([.E81];3)" office:value-type="float" office:value="13.819">
            <text:p>13.819</text:p>
          </table:table-cell>
          <table:table-cell table:formula="of:=ROUND([.F81];3)" office:value-type="float" office:value="13.82">
            <text:p>13.820</text:p>
          </table:table-cell>
          <table:table-cell table:formula="of:=ROUND([.G81];3)" office:value-type="float" office:value="14.009">
            <text:p>14.009</text:p>
          </table:table-cell>
          <table:table-cell table:formula="of:=ROUND([.H81];3)" office:value-type="float" office:value="13.819">
            <text:p>13.8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4.9782021046">
            <text:p>14.9782021046</text:p>
          </table:table-cell>
          <table:table-cell office:value-type="float" office:value="14.9817171097">
            <text:p>14.9817171097</text:p>
          </table:table-cell>
          <table:table-cell office:value-type="float" office:value="15.004887104">
            <text:p>15.004887104</text:p>
          </table:table-cell>
          <table:table-cell office:value-type="float" office:value="14.9782021046">
            <text:p>14.9782021046</text:p>
          </table:table-cell>
          <table:table-cell table:formula="of:=ROUND([.E82];3)" office:value-type="float" office:value="14.978">
            <text:p>14.978</text:p>
          </table:table-cell>
          <table:table-cell table:formula="of:=ROUND([.F82];3)" office:value-type="float" office:value="14.982">
            <text:p>14.982</text:p>
          </table:table-cell>
          <table:table-cell table:formula="of:=ROUND([.G82];3)" office:value-type="float" office:value="15.005">
            <text:p>15.005</text:p>
          </table:table-cell>
          <table:table-cell table:formula="of:=ROUND([.H82];3)" office:value-type="float" office:value="14.978">
            <text:p>14.97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9831647873">
            <text:p>13.9831647873</text:p>
          </table:table-cell>
          <table:table-cell office:value-type="float" office:value="13.9950008392">
            <text:p>13.9950008392</text:p>
          </table:table-cell>
          <table:table-cell office:value-type="float" office:value="14.0067431927">
            <text:p>14.0067431927</text:p>
          </table:table-cell>
          <table:table-cell office:value-type="float" office:value="13.9831647873">
            <text:p>13.9831647873</text:p>
          </table:table-cell>
          <table:table-cell table:formula="of:=ROUND([.E83];3)" office:value-type="float" office:value="13.983">
            <text:p>13.983</text:p>
          </table:table-cell>
          <table:table-cell table:formula="of:=ROUND([.F83];3)" office:value-type="float" office:value="13.995">
            <text:p>13.995</text:p>
          </table:table-cell>
          <table:table-cell table:formula="of:=ROUND([.G83];3)" office:value-type="float" office:value="14.007">
            <text:p>14.007</text:p>
          </table:table-cell>
          <table:table-cell table:formula="of:=ROUND([.H83];3)" office:value-type="float" office:value="13.983">
            <text:p>13.98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4385480881">
            <text:p>13.4385480881</text:p>
          </table:table-cell>
          <table:table-cell office:value-type="float" office:value="13.6072928905">
            <text:p>13.6072928905</text:p>
          </table:table-cell>
          <table:table-cell office:value-type="float" office:value="13.6661009789">
            <text:p>13.6661009789</text:p>
          </table:table-cell>
          <table:table-cell office:value-type="float" office:value="13.4385480881">
            <text:p>13.4385480881</text:p>
          </table:table-cell>
          <table:table-cell table:formula="of:=ROUND([.E84];3)" office:value-type="float" office:value="13.439">
            <text:p>13.439</text:p>
          </table:table-cell>
          <table:table-cell table:formula="of:=ROUND([.F84];3)" office:value-type="float" office:value="13.607">
            <text:p>13.607</text:p>
          </table:table-cell>
          <table:table-cell table:formula="of:=ROUND([.G84];3)" office:value-type="float" office:value="13.666">
            <text:p>13.666</text:p>
          </table:table-cell>
          <table:table-cell table:formula="of:=ROUND([.H84];3)" office:value-type="float" office:value="13.439">
            <text:p>13.4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4644300938">
            <text:p>13.4644300938</text:p>
          </table:table-cell>
          <table:table-cell office:value-type="float" office:value="13.4813270569">
            <text:p>13.4813270569</text:p>
          </table:table-cell>
          <table:table-cell office:value-type="float" office:value="13.5080389977">
            <text:p>13.5080389977</text:p>
          </table:table-cell>
          <table:table-cell office:value-type="float" office:value="13.4644300938">
            <text:p>13.4644300938</text:p>
          </table:table-cell>
          <table:table-cell table:formula="of:=ROUND([.E85];3)" office:value-type="float" office:value="13.464">
            <text:p>13.464</text:p>
          </table:table-cell>
          <table:table-cell table:formula="of:=ROUND([.F85];3)" office:value-type="float" office:value="13.481">
            <text:p>13.481</text:p>
          </table:table-cell>
          <table:table-cell table:formula="of:=ROUND([.G85];3)" office:value-type="float" office:value="13.508">
            <text:p>13.508</text:p>
          </table:table-cell>
          <table:table-cell table:formula="of:=ROUND([.H85];3)" office:value-type="float" office:value="13.464">
            <text:p>13.4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.5787069798">
            <text:p>13.5787069798</text:p>
          </table:table-cell>
          <table:table-cell office:value-type="float" office:value="13.5932779312">
            <text:p>13.5932779312</text:p>
          </table:table-cell>
          <table:table-cell office:value-type="float" office:value="13.6401450634">
            <text:p>13.6401450634</text:p>
          </table:table-cell>
          <table:table-cell office:value-type="float" office:value="13.5787069798">
            <text:p>13.5787069798</text:p>
          </table:table-cell>
          <table:table-cell table:formula="of:=ROUND([.E86];3)" office:value-type="float" office:value="13.579">
            <text:p>13.579</text:p>
          </table:table-cell>
          <table:table-cell table:formula="of:=ROUND([.F86];3)" office:value-type="float" office:value="13.593">
            <text:p>13.593</text:p>
          </table:table-cell>
          <table:table-cell table:formula="of:=ROUND([.G86];3)" office:value-type="float" office:value="13.64">
            <text:p>13.640</text:p>
          </table:table-cell>
          <table:table-cell table:formula="of:=ROUND([.H86];3)" office:value-type="float" office:value="13.579">
            <text:p>13.57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4.3490908146">
            <text:p>14.3490908146</text:p>
          </table:table-cell>
          <table:table-cell office:value-type="float" office:value="14.3597860336">
            <text:p>14.3597860336</text:p>
          </table:table-cell>
          <table:table-cell office:value-type="float" office:value="14.3604459763">
            <text:p>14.3604459763</text:p>
          </table:table-cell>
          <table:table-cell office:value-type="float" office:value="14.3490908146">
            <text:p>14.3490908146</text:p>
          </table:table-cell>
          <table:table-cell table:formula="of:=ROUND([.E87];3)" office:value-type="float" office:value="14.349">
            <text:p>14.349</text:p>
          </table:table-cell>
          <table:table-cell table:formula="of:=ROUND([.F87];3)" office:value-type="float" office:value="14.36">
            <text:p>14.360</text:p>
          </table:table-cell>
          <table:table-cell table:formula="of:=ROUND([.G87];3)" office:value-type="float" office:value="14.36">
            <text:p>14.360</text:p>
          </table:table-cell>
          <table:table-cell table:formula="of:=ROUND([.H87];3)" office:value-type="float" office:value="14.349">
            <text:p>14.34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4517900944">
            <text:p>13.4517900944</text:p>
          </table:table-cell>
          <table:table-cell office:value-type="float" office:value="13.4634120464">
            <text:p>13.4634120464</text:p>
          </table:table-cell>
          <table:table-cell office:value-type="float" office:value="13.6841869354">
            <text:p>13.6841869354</text:p>
          </table:table-cell>
          <table:table-cell office:value-type="float" office:value="13.4517900944">
            <text:p>13.4517900944</text:p>
          </table:table-cell>
          <table:table-cell table:formula="of:=ROUND([.E88];3)" office:value-type="float" office:value="13.452">
            <text:p>13.452</text:p>
          </table:table-cell>
          <table:table-cell table:formula="of:=ROUND([.F88];3)" office:value-type="float" office:value="13.463">
            <text:p>13.463</text:p>
          </table:table-cell>
          <table:table-cell table:formula="of:=ROUND([.G88];3)" office:value-type="float" office:value="13.684">
            <text:p>13.684</text:p>
          </table:table-cell>
          <table:table-cell table:formula="of:=ROUND([.H88];3)" office:value-type="float" office:value="13.452">
            <text:p>13.45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2407581806">
            <text:p>13.2407581806</text:p>
          </table:table-cell>
          <table:table-cell office:value-type="float" office:value="13.261523962">
            <text:p>13.261523962</text:p>
          </table:table-cell>
          <table:table-cell office:value-type="float" office:value="13.3525140285">
            <text:p>13.3525140285</text:p>
          </table:table-cell>
          <table:table-cell office:value-type="float" office:value="13.2407581806">
            <text:p>13.2407581806</text:p>
          </table:table-cell>
          <table:table-cell table:formula="of:=ROUND([.E89];3)" office:value-type="float" office:value="13.241">
            <text:p>13.241</text:p>
          </table:table-cell>
          <table:table-cell table:formula="of:=ROUND([.F89];3)" office:value-type="float" office:value="13.262">
            <text:p>13.262</text:p>
          </table:table-cell>
          <table:table-cell table:formula="of:=ROUND([.G89];3)" office:value-type="float" office:value="13.353">
            <text:p>13.353</text:p>
          </table:table-cell>
          <table:table-cell table:formula="of:=ROUND([.H89];3)" office:value-type="float" office:value="13.241">
            <text:p>13.24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2012779713">
            <text:p>13.2012779713</text:p>
          </table:table-cell>
          <table:table-cell office:value-type="float" office:value="13.2127509117">
            <text:p>13.2127509117</text:p>
          </table:table-cell>
          <table:table-cell office:value-type="float" office:value="13.2528600693">
            <text:p>13.2528600693</text:p>
          </table:table-cell>
          <table:table-cell office:value-type="float" office:value="13.2012779713">
            <text:p>13.2012779713</text:p>
          </table:table-cell>
          <table:table-cell table:formula="of:=ROUND([.E90];3)" office:value-type="float" office:value="13.201">
            <text:p>13.201</text:p>
          </table:table-cell>
          <table:table-cell table:formula="of:=ROUND([.F90];3)" office:value-type="float" office:value="13.213">
            <text:p>13.213</text:p>
          </table:table-cell>
          <table:table-cell table:formula="of:=ROUND([.G90];3)" office:value-type="float" office:value="13.253">
            <text:p>13.253</text:p>
          </table:table-cell>
          <table:table-cell table:formula="of:=ROUND([.H90];3)" office:value-type="float" office:value="13.201">
            <text:p>13.2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3.3141531944">
            <text:p>13.3141531944</text:p>
          </table:table-cell>
          <table:table-cell office:value-type="float" office:value="13.3145618439">
            <text:p>13.3145618439</text:p>
          </table:table-cell>
          <table:table-cell office:value-type="float" office:value="13.3305869102">
            <text:p>13.3305869102</text:p>
          </table:table-cell>
          <table:table-cell office:value-type="float" office:value="13.3141531944">
            <text:p>13.3141531944</text:p>
          </table:table-cell>
          <table:table-cell table:formula="of:=ROUND([.E91];3)" office:value-type="float" office:value="13.314">
            <text:p>13.314</text:p>
          </table:table-cell>
          <table:table-cell table:formula="of:=ROUND([.F91];3)" office:value-type="float" office:value="13.315">
            <text:p>13.315</text:p>
          </table:table-cell>
          <table:table-cell table:formula="of:=ROUND([.G91];3)" office:value-type="float" office:value="13.331">
            <text:p>13.331</text:p>
          </table:table-cell>
          <table:table-cell table:formula="of:=ROUND([.H91];3)" office:value-type="float" office:value="13.314">
            <text:p>13.3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8991611004">
            <text:p>13.8991611004</text:p>
          </table:table-cell>
          <table:table-cell office:value-type="float" office:value="14.1211941242">
            <text:p>14.1211941242</text:p>
          </table:table-cell>
          <table:table-cell office:value-type="float" office:value="14.1374490261">
            <text:p>14.1374490261</text:p>
          </table:table-cell>
          <table:table-cell office:value-type="float" office:value="13.8991611004">
            <text:p>13.8991611004</text:p>
          </table:table-cell>
          <table:table-cell table:formula="of:=ROUND([.E92];3)" office:value-type="float" office:value="13.899">
            <text:p>13.899</text:p>
          </table:table-cell>
          <table:table-cell table:formula="of:=ROUND([.F92];3)" office:value-type="float" office:value="14.121">
            <text:p>14.121</text:p>
          </table:table-cell>
          <table:table-cell table:formula="of:=ROUND([.G92];3)" office:value-type="float" office:value="14.137">
            <text:p>14.137</text:p>
          </table:table-cell>
          <table:table-cell table:formula="of:=ROUND([.H92];3)" office:value-type="float" office:value="13.899">
            <text:p>13.89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4507968426">
            <text:p>13.4507968426</text:p>
          </table:table-cell>
          <table:table-cell office:value-type="float" office:value="13.6056640148">
            <text:p>13.6056640148</text:p>
          </table:table-cell>
          <table:table-cell office:value-type="float" office:value="13.6941869259">
            <text:p>13.6941869259</text:p>
          </table:table-cell>
          <table:table-cell office:value-type="float" office:value="13.4507968426">
            <text:p>13.4507968426</text:p>
          </table:table-cell>
          <table:table-cell table:formula="of:=ROUND([.E93];3)" office:value-type="float" office:value="13.451">
            <text:p>13.451</text:p>
          </table:table-cell>
          <table:table-cell table:formula="of:=ROUND([.F93];3)" office:value-type="float" office:value="13.606">
            <text:p>13.606</text:p>
          </table:table-cell>
          <table:table-cell table:formula="of:=ROUND([.G93];3)" office:value-type="float" office:value="13.694">
            <text:p>13.694</text:p>
          </table:table-cell>
          <table:table-cell table:formula="of:=ROUND([.H93];3)" office:value-type="float" office:value="13.451">
            <text:p>13.45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2428519726">
            <text:p>13.2428519726</text:p>
          </table:table-cell>
          <table:table-cell office:value-type="float" office:value="13.268540144">
            <text:p>13.268540144</text:p>
          </table:table-cell>
          <table:table-cell office:value-type="float" office:value="13.3140499592">
            <text:p>13.3140499592</text:p>
          </table:table-cell>
          <table:table-cell office:value-type="float" office:value="13.2428519726">
            <text:p>13.2428519726</text:p>
          </table:table-cell>
          <table:table-cell table:formula="of:=ROUND([.E94];3)" office:value-type="float" office:value="13.243">
            <text:p>13.243</text:p>
          </table:table-cell>
          <table:table-cell table:formula="of:=ROUND([.F94];3)" office:value-type="float" office:value="13.269">
            <text:p>13.269</text:p>
          </table:table-cell>
          <table:table-cell table:formula="of:=ROUND([.G94];3)" office:value-type="float" office:value="13.314">
            <text:p>13.314</text:p>
          </table:table-cell>
          <table:table-cell table:formula="of:=ROUND([.H94];3)" office:value-type="float" office:value="13.243">
            <text:p>13.24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32">
            <text:p>32</text:p>
          </table:table-cell>
          <table:table-cell office:value-type="float" office:value="13.1533300877">
            <text:p>13.1533300877</text:p>
          </table:table-cell>
          <table:table-cell office:value-type="float" office:value="13.1960248947">
            <text:p>13.1960248947</text:p>
          </table:table-cell>
          <table:table-cell office:value-type="float" office:value="13.2075519562">
            <text:p>13.2075519562</text:p>
          </table:table-cell>
          <table:table-cell office:value-type="float" office:value="13.1533300877">
            <text:p>13.1533300877</text:p>
          </table:table-cell>
          <table:table-cell table:formula="of:=ROUND([.E95];3)" office:value-type="float" office:value="13.153">
            <text:p>13.153</text:p>
          </table:table-cell>
          <table:table-cell table:formula="of:=ROUND([.F95];3)" office:value-type="float" office:value="13.196">
            <text:p>13.196</text:p>
          </table:table-cell>
          <table:table-cell table:formula="of:=ROUND([.G95];3)" office:value-type="float" office:value="13.208">
            <text:p>13.208</text:p>
          </table:table-cell>
          <table:table-cell table:formula="of:=ROUND([.H95];3)" office:value-type="float" office:value="13.153">
            <text:p>13.1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table:number-columns-repeated="2" office:value-type="float" office:value="32">
            <text:p>32</text:p>
          </table:table-cell>
          <table:table-cell office:value-type="float" office:value="13.1463079453">
            <text:p>13.1463079453</text:p>
          </table:table-cell>
          <table:table-cell office:value-type="float" office:value="13.1464250088">
            <text:p>13.1464250088</text:p>
          </table:table-cell>
          <table:table-cell office:value-type="float" office:value="13.1517140865">
            <text:p>13.1517140865</text:p>
          </table:table-cell>
          <table:table-cell office:value-type="float" office:value="13.1463079453">
            <text:p>13.1463079453</text:p>
          </table:table-cell>
          <table:table-cell table:formula="of:=ROUND([.E96];3)" office:value-type="float" office:value="13.146">
            <text:p>13.146</text:p>
          </table:table-cell>
          <table:table-cell table:formula="of:=ROUND([.F96];3)" office:value-type="float" office:value="13.146">
            <text:p>13.146</text:p>
          </table:table-cell>
          <table:table-cell table:formula="of:=ROUND([.G96];3)" office:value-type="float" office:value="13.152">
            <text:p>13.152</text:p>
          </table:table-cell>
          <table:table-cell table:formula="of:=ROUND([.H96];3)" office:value-type="float" office:value="13.146">
            <text:p>13.14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4.000371933">
            <text:p>14.000371933</text:p>
          </table:table-cell>
          <table:table-cell office:value-type="float" office:value="14.0075130463">
            <text:p>14.0075130463</text:p>
          </table:table-cell>
          <table:table-cell office:value-type="float" office:value="14.1200549603">
            <text:p>14.1200549603</text:p>
          </table:table-cell>
          <table:table-cell office:value-type="float" office:value="14.000371933">
            <text:p>14.000371933</text:p>
          </table:table-cell>
          <table:table-cell table:formula="of:=ROUND([.E97];3)" office:value-type="float" office:value="14">
            <text:p>14.000</text:p>
          </table:table-cell>
          <table:table-cell table:formula="of:=ROUND([.F97];3)" office:value-type="float" office:value="14.008">
            <text:p>14.008</text:p>
          </table:table-cell>
          <table:table-cell table:formula="of:=ROUND([.G97];3)" office:value-type="float" office:value="14.12">
            <text:p>14.120</text:p>
          </table:table-cell>
          <table:table-cell table:formula="of:=ROUND([.H97];3)" office:value-type="float" office:value="14">
            <text:p>14.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4021191597">
            <text:p>13.4021191597</text:p>
          </table:table-cell>
          <table:table-cell office:value-type="float" office:value="13.4518289566">
            <text:p>13.4518289566</text:p>
          </table:table-cell>
          <table:table-cell office:value-type="float" office:value="13.4598009586">
            <text:p>13.4598009586</text:p>
          </table:table-cell>
          <table:table-cell office:value-type="float" office:value="13.4021191597">
            <text:p>13.4021191597</text:p>
          </table:table-cell>
          <table:table-cell table:formula="of:=ROUND([.E98];3)" office:value-type="float" office:value="13.402">
            <text:p>13.402</text:p>
          </table:table-cell>
          <table:table-cell table:formula="of:=ROUND([.F98];3)" office:value-type="float" office:value="13.452">
            <text:p>13.452</text:p>
          </table:table-cell>
          <table:table-cell table:formula="of:=ROUND([.G98];3)" office:value-type="float" office:value="13.46">
            <text:p>13.460</text:p>
          </table:table-cell>
          <table:table-cell table:formula="of:=ROUND([.H98];3)" office:value-type="float" office:value="13.402">
            <text:p>13.4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1974270344">
            <text:p>13.1974270344</text:p>
          </table:table-cell>
          <table:table-cell office:value-type="float" office:value="13.2003679276">
            <text:p>13.2003679276</text:p>
          </table:table-cell>
          <table:table-cell office:value-type="float" office:value="13.2281579971">
            <text:p>13.2281579971</text:p>
          </table:table-cell>
          <table:table-cell office:value-type="float" office:value="13.1974270344">
            <text:p>13.1974270344</text:p>
          </table:table-cell>
          <table:table-cell table:formula="of:=ROUND([.E99];3)" office:value-type="float" office:value="13.197">
            <text:p>13.197</text:p>
          </table:table-cell>
          <table:table-cell table:formula="of:=ROUND([.F99];3)" office:value-type="float" office:value="13.2">
            <text:p>13.200</text:p>
          </table:table-cell>
          <table:table-cell table:formula="of:=ROUND([.G99];3)" office:value-type="float" office:value="13.228">
            <text:p>13.228</text:p>
          </table:table-cell>
          <table:table-cell table:formula="of:=ROUND([.H99];3)" office:value-type="float" office:value="13.197">
            <text:p>13.19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0687699318">
            <text:p>13.0687699318</text:p>
          </table:table-cell>
          <table:table-cell office:value-type="float" office:value="13.0915780067">
            <text:p>13.0915780067</text:p>
          </table:table-cell>
          <table:table-cell office:value-type="float" office:value="13.1049671173">
            <text:p>13.1049671173</text:p>
          </table:table-cell>
          <table:table-cell office:value-type="float" office:value="13.0687699318">
            <text:p>13.0687699318</text:p>
          </table:table-cell>
          <table:table-cell table:formula="of:=ROUND([.E100];3)" office:value-type="float" office:value="13.069">
            <text:p>13.069</text:p>
          </table:table-cell>
          <table:table-cell table:formula="of:=ROUND([.F100];3)" office:value-type="float" office:value="13.092">
            <text:p>13.092</text:p>
          </table:table-cell>
          <table:table-cell table:formula="of:=ROUND([.G100];3)" office:value-type="float" office:value="13.105">
            <text:p>13.105</text:p>
          </table:table-cell>
          <table:table-cell table:formula="of:=ROUND([.H100];3)" office:value-type="float" office:value="13.069">
            <text:p>13.0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.0828449726">
            <text:p>13.0828449726</text:p>
          </table:table-cell>
          <table:table-cell office:value-type="float" office:value="13.0959279537">
            <text:p>13.0959279537</text:p>
          </table:table-cell>
          <table:table-cell office:value-type="float" office:value="13.1590809822">
            <text:p>13.1590809822</text:p>
          </table:table-cell>
          <table:table-cell office:value-type="float" office:value="13.0828449726">
            <text:p>13.0828449726</text:p>
          </table:table-cell>
          <table:table-cell table:formula="of:=ROUND([.E101];3)" office:value-type="float" office:value="13.083">
            <text:p>13.083</text:p>
          </table:table-cell>
          <table:table-cell table:formula="of:=ROUND([.F101];3)" office:value-type="float" office:value="13.096">
            <text:p>13.096</text:p>
          </table:table-cell>
          <table:table-cell table:formula="of:=ROUND([.G101];3)" office:value-type="float" office:value="13.159">
            <text:p>13.159</text:p>
          </table:table-cell>
          <table:table-cell table:formula="of:=ROUND([.H101];3)" office:value-type="float" office:value="13.083">
            <text:p>13.08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4.7819030285">
            <text:p>14.7819030285</text:p>
          </table:table-cell>
          <table:table-cell office:value-type="float" office:value="14.8062210083">
            <text:p>14.8062210083</text:p>
          </table:table-cell>
          <table:table-cell office:value-type="float" office:value="15.6098740101">
            <text:p>15.6098740101</text:p>
          </table:table-cell>
          <table:table-cell office:value-type="float" office:value="14.7819030285">
            <text:p>14.7819030285</text:p>
          </table:table-cell>
          <table:table-cell table:formula="of:=ROUND([.E102];3)" office:value-type="float" office:value="14.782">
            <text:p>14.782</text:p>
          </table:table-cell>
          <table:table-cell table:formula="of:=ROUND([.F102];3)" office:value-type="float" office:value="14.806">
            <text:p>14.806</text:p>
          </table:table-cell>
          <table:table-cell table:formula="of:=ROUND([.G102];3)" office:value-type="float" office:value="15.61">
            <text:p>15.610</text:p>
          </table:table-cell>
          <table:table-cell table:formula="of:=ROUND([.H102];3)" office:value-type="float" office:value="14.782">
            <text:p>14.78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4.0379679203">
            <text:p>14.0379679203</text:p>
          </table:table-cell>
          <table:table-cell office:value-type="float" office:value="14.0529749393">
            <text:p>14.0529749393</text:p>
          </table:table-cell>
          <table:table-cell office:value-type="float" office:value="14.6401410103">
            <text:p>14.6401410103</text:p>
          </table:table-cell>
          <table:table-cell office:value-type="float" office:value="14.0379679203">
            <text:p>14.0379679203</text:p>
          </table:table-cell>
          <table:table-cell table:formula="of:=ROUND([.E103];3)" office:value-type="float" office:value="14.038">
            <text:p>14.038</text:p>
          </table:table-cell>
          <table:table-cell table:formula="of:=ROUND([.F103];3)" office:value-type="float" office:value="14.053">
            <text:p>14.053</text:p>
          </table:table-cell>
          <table:table-cell table:formula="of:=ROUND([.G103];3)" office:value-type="float" office:value="14.64">
            <text:p>14.640</text:p>
          </table:table-cell>
          <table:table-cell table:formula="of:=ROUND([.H103];3)" office:value-type="float" office:value="14.038">
            <text:p>14.03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.6116011143">
            <text:p>13.6116011143</text:p>
          </table:table-cell>
          <table:table-cell office:value-type="float" office:value="13.6548531055">
            <text:p>13.6548531055</text:p>
          </table:table-cell>
          <table:table-cell office:value-type="float" office:value="13.6694250107">
            <text:p>13.6694250107</text:p>
          </table:table-cell>
          <table:table-cell office:value-type="float" office:value="13.6116011143">
            <text:p>13.6116011143</text:p>
          </table:table-cell>
          <table:table-cell table:formula="of:=ROUND([.E104];3)" office:value-type="float" office:value="13.612">
            <text:p>13.612</text:p>
          </table:table-cell>
          <table:table-cell table:formula="of:=ROUND([.F104];3)" office:value-type="float" office:value="13.655">
            <text:p>13.655</text:p>
          </table:table-cell>
          <table:table-cell table:formula="of:=ROUND([.G104];3)" office:value-type="float" office:value="13.669">
            <text:p>13.669</text:p>
          </table:table-cell>
          <table:table-cell table:formula="of:=ROUND([.H104];3)" office:value-type="float" office:value="13.612">
            <text:p>13.61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.5885100365">
            <text:p>13.5885100365</text:p>
          </table:table-cell>
          <table:table-cell office:value-type="float" office:value="13.6319830418">
            <text:p>13.6319830418</text:p>
          </table:table-cell>
          <table:table-cell office:value-type="float" office:value="13.893684864">
            <text:p>13.893684864</text:p>
          </table:table-cell>
          <table:table-cell office:value-type="float" office:value="13.5885100365">
            <text:p>13.5885100365</text:p>
          </table:table-cell>
          <table:table-cell table:formula="of:=ROUND([.E105];3)" office:value-type="float" office:value="13.589">
            <text:p>13.589</text:p>
          </table:table-cell>
          <table:table-cell table:formula="of:=ROUND([.F105];3)" office:value-type="float" office:value="13.632">
            <text:p>13.632</text:p>
          </table:table-cell>
          <table:table-cell table:formula="of:=ROUND([.G105];3)" office:value-type="float" office:value="13.894">
            <text:p>13.894</text:p>
          </table:table-cell>
          <table:table-cell table:formula="of:=ROUND([.H105];3)" office:value-type="float" office:value="13.589">
            <text:p>13.58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.4887750149">
            <text:p>13.4887750149</text:p>
          </table:table-cell>
          <table:table-cell office:value-type="float" office:value="13.4901590347">
            <text:p>13.4901590347</text:p>
          </table:table-cell>
          <table:table-cell office:value-type="float" office:value="13.8980162144">
            <text:p>13.8980162144</text:p>
          </table:table-cell>
          <table:table-cell office:value-type="float" office:value="13.4887750149">
            <text:p>13.4887750149</text:p>
          </table:table-cell>
          <table:table-cell table:formula="of:=ROUND([.E106];3)" office:value-type="float" office:value="13.489">
            <text:p>13.489</text:p>
          </table:table-cell>
          <table:table-cell table:formula="of:=ROUND([.F106];3)" office:value-type="float" office:value="13.49">
            <text:p>13.490</text:p>
          </table:table-cell>
          <table:table-cell table:formula="of:=ROUND([.G106];3)" office:value-type="float" office:value="13.898">
            <text:p>13.898</text:p>
          </table:table-cell>
          <table:table-cell table:formula="of:=ROUND([.H106];3)" office:value-type="float" office:value="13.489">
            <text:p>13.48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9045188427">
            <text:p>13.9045188427</text:p>
          </table:table-cell>
          <table:table-cell office:value-type="float" office:value="14.7044079304">
            <text:p>14.7044079304</text:p>
          </table:table-cell>
          <table:table-cell office:value-type="float" office:value="15.8586349487">
            <text:p>15.8586349487</text:p>
          </table:table-cell>
          <table:table-cell office:value-type="float" office:value="13.9045188427">
            <text:p>13.9045188427</text:p>
          </table:table-cell>
          <table:table-cell table:formula="of:=ROUND([.E107];3)" office:value-type="float" office:value="13.905">
            <text:p>13.905</text:p>
          </table:table-cell>
          <table:table-cell table:formula="of:=ROUND([.F107];3)" office:value-type="float" office:value="14.704">
            <text:p>14.704</text:p>
          </table:table-cell>
          <table:table-cell table:formula="of:=ROUND([.G107];3)" office:value-type="float" office:value="15.859">
            <text:p>15.859</text:p>
          </table:table-cell>
          <table:table-cell table:formula="of:=ROUND([.H107];3)" office:value-type="float" office:value="13.905">
            <text:p>13.90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4285140038">
            <text:p>13.4285140038</text:p>
          </table:table-cell>
          <table:table-cell office:value-type="float" office:value="13.9323220253">
            <text:p>13.9323220253</text:p>
          </table:table-cell>
          <table:table-cell office:value-type="float" office:value="13.9371609688">
            <text:p>13.9371609688</text:p>
          </table:table-cell>
          <table:table-cell office:value-type="float" office:value="13.4285140038">
            <text:p>13.4285140038</text:p>
          </table:table-cell>
          <table:table-cell table:formula="of:=ROUND([.E108];3)" office:value-type="float" office:value="13.429">
            <text:p>13.429</text:p>
          </table:table-cell>
          <table:table-cell table:formula="of:=ROUND([.F108];3)" office:value-type="float" office:value="13.932">
            <text:p>13.932</text:p>
          </table:table-cell>
          <table:table-cell table:formula="of:=ROUND([.G108];3)" office:value-type="float" office:value="13.937">
            <text:p>13.937</text:p>
          </table:table-cell>
          <table:table-cell table:formula="of:=ROUND([.H108];3)" office:value-type="float" office:value="13.429">
            <text:p>13.42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5774991512">
            <text:p>13.5774991512</text:p>
          </table:table-cell>
          <table:table-cell office:value-type="float" office:value="13.6433541775">
            <text:p>13.6433541775</text:p>
          </table:table-cell>
          <table:table-cell office:value-type="float" office:value="13.6793580055">
            <text:p>13.6793580055</text:p>
          </table:table-cell>
          <table:table-cell office:value-type="float" office:value="13.5774991512">
            <text:p>13.5774991512</text:p>
          </table:table-cell>
          <table:table-cell table:formula="of:=ROUND([.E109];3)" office:value-type="float" office:value="13.577">
            <text:p>13.577</text:p>
          </table:table-cell>
          <table:table-cell table:formula="of:=ROUND([.F109];3)" office:value-type="float" office:value="13.643">
            <text:p>13.643</text:p>
          </table:table-cell>
          <table:table-cell table:formula="of:=ROUND([.G109];3)" office:value-type="float" office:value="13.679">
            <text:p>13.679</text:p>
          </table:table-cell>
          <table:table-cell table:formula="of:=ROUND([.H109];3)" office:value-type="float" office:value="13.577">
            <text:p>13.57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2257089615">
            <text:p>13.2257089615</text:p>
          </table:table-cell>
          <table:table-cell office:value-type="float" office:value="13.5522420406">
            <text:p>13.5522420406</text:p>
          </table:table-cell>
          <table:table-cell office:value-type="float" office:value="13.8102309704">
            <text:p>13.8102309704</text:p>
          </table:table-cell>
          <table:table-cell office:value-type="float" office:value="13.2257089615">
            <text:p>13.2257089615</text:p>
          </table:table-cell>
          <table:table-cell table:formula="of:=ROUND([.E110];3)" office:value-type="float" office:value="13.226">
            <text:p>13.226</text:p>
          </table:table-cell>
          <table:table-cell table:formula="of:=ROUND([.F110];3)" office:value-type="float" office:value="13.552">
            <text:p>13.552</text:p>
          </table:table-cell>
          <table:table-cell table:formula="of:=ROUND([.G110];3)" office:value-type="float" office:value="13.81">
            <text:p>13.810</text:p>
          </table:table-cell>
          <table:table-cell table:formula="of:=ROUND([.H110];3)" office:value-type="float" office:value="13.226">
            <text:p>13.2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3.4274470806">
            <text:p>13.4274470806</text:p>
          </table:table-cell>
          <table:table-cell office:value-type="float" office:value="13.474009037">
            <text:p>13.474009037</text:p>
          </table:table-cell>
          <table:table-cell office:value-type="float" office:value="13.5503458977">
            <text:p>13.5503458977</text:p>
          </table:table-cell>
          <table:table-cell office:value-type="float" office:value="13.4274470806">
            <text:p>13.4274470806</text:p>
          </table:table-cell>
          <table:table-cell table:formula="of:=ROUND([.E111];3)" office:value-type="float" office:value="13.427">
            <text:p>13.427</text:p>
          </table:table-cell>
          <table:table-cell table:formula="of:=ROUND([.F111];3)" office:value-type="float" office:value="13.474">
            <text:p>13.474</text:p>
          </table:table-cell>
          <table:table-cell table:formula="of:=ROUND([.G111];3)" office:value-type="float" office:value="13.55">
            <text:p>13.550</text:p>
          </table:table-cell>
          <table:table-cell table:formula="of:=ROUND([.H111];3)" office:value-type="float" office:value="13.427">
            <text:p>13.42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4.0184628963">
            <text:p>14.0184628963</text:p>
          </table:table-cell>
          <table:table-cell office:value-type="float" office:value="14.1895439625">
            <text:p>14.1895439625</text:p>
          </table:table-cell>
          <table:table-cell office:value-type="float" office:value="14.2784240246">
            <text:p>14.2784240246</text:p>
          </table:table-cell>
          <table:table-cell office:value-type="float" office:value="14.0184628963">
            <text:p>14.0184628963</text:p>
          </table:table-cell>
          <table:table-cell table:formula="of:=ROUND([.E112];3)" office:value-type="float" office:value="14.018">
            <text:p>14.018</text:p>
          </table:table-cell>
          <table:table-cell table:formula="of:=ROUND([.F112];3)" office:value-type="float" office:value="14.19">
            <text:p>14.190</text:p>
          </table:table-cell>
          <table:table-cell table:formula="of:=ROUND([.G112];3)" office:value-type="float" office:value="14.278">
            <text:p>14.278</text:p>
          </table:table-cell>
          <table:table-cell table:formula="of:=ROUND([.H112];3)" office:value-type="float" office:value="14.018">
            <text:p>14.0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329666853">
            <text:p>13.329666853</text:p>
          </table:table-cell>
          <table:table-cell office:value-type="float" office:value="13.4984948635">
            <text:p>13.4984948635</text:p>
          </table:table-cell>
          <table:table-cell office:value-type="float" office:value="13.9494149685">
            <text:p>13.9494149685</text:p>
          </table:table-cell>
          <table:table-cell office:value-type="float" office:value="13.329666853">
            <text:p>13.329666853</text:p>
          </table:table-cell>
          <table:table-cell table:formula="of:=ROUND([.E113];3)" office:value-type="float" office:value="13.33">
            <text:p>13.330</text:p>
          </table:table-cell>
          <table:table-cell table:formula="of:=ROUND([.F113];3)" office:value-type="float" office:value="13.498">
            <text:p>13.498</text:p>
          </table:table-cell>
          <table:table-cell table:formula="of:=ROUND([.G113];3)" office:value-type="float" office:value="13.949">
            <text:p>13.949</text:p>
          </table:table-cell>
          <table:table-cell table:formula="of:=ROUND([.H113];3)" office:value-type="float" office:value="13.33">
            <text:p>13.33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2224159241">
            <text:p>13.2224159241</text:p>
          </table:table-cell>
          <table:table-cell office:value-type="float" office:value="13.2826600075">
            <text:p>13.2826600075</text:p>
          </table:table-cell>
          <table:table-cell office:value-type="float" office:value="13.3244020939">
            <text:p>13.3244020939</text:p>
          </table:table-cell>
          <table:table-cell office:value-type="float" office:value="13.2224159241">
            <text:p>13.2224159241</text:p>
          </table:table-cell>
          <table:table-cell table:formula="of:=ROUND([.E114];3)" office:value-type="float" office:value="13.222">
            <text:p>13.222</text:p>
          </table:table-cell>
          <table:table-cell table:formula="of:=ROUND([.F114];3)" office:value-type="float" office:value="13.283">
            <text:p>13.283</text:p>
          </table:table-cell>
          <table:table-cell table:formula="of:=ROUND([.G114];3)" office:value-type="float" office:value="13.324">
            <text:p>13.324</text:p>
          </table:table-cell>
          <table:table-cell table:formula="of:=ROUND([.H114];3)" office:value-type="float" office:value="13.222">
            <text:p>13.22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0843470097">
            <text:p>13.0843470097</text:p>
          </table:table-cell>
          <table:table-cell office:value-type="float" office:value="13.0856311321">
            <text:p>13.0856311321</text:p>
          </table:table-cell>
          <table:table-cell office:value-type="float" office:value="13.1937589645">
            <text:p>13.1937589645</text:p>
          </table:table-cell>
          <table:table-cell office:value-type="float" office:value="13.0843470097">
            <text:p>13.0843470097</text:p>
          </table:table-cell>
          <table:table-cell table:formula="of:=ROUND([.E115];3)" office:value-type="float" office:value="13.084">
            <text:p>13.084</text:p>
          </table:table-cell>
          <table:table-cell table:formula="of:=ROUND([.F115];3)" office:value-type="float" office:value="13.086">
            <text:p>13.086</text:p>
          </table:table-cell>
          <table:table-cell table:formula="of:=ROUND([.G115];3)" office:value-type="float" office:value="13.194">
            <text:p>13.194</text:p>
          </table:table-cell>
          <table:table-cell table:formula="of:=ROUND([.H115];3)" office:value-type="float" office:value="13.084">
            <text:p>13.08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3.2920351028">
            <text:p>13.2920351028</text:p>
          </table:table-cell>
          <table:table-cell office:value-type="float" office:value="13.3080868721">
            <text:p>13.3080868721</text:p>
          </table:table-cell>
          <table:table-cell office:value-type="float" office:value="13.8250949383">
            <text:p>13.8250949383</text:p>
          </table:table-cell>
          <table:table-cell office:value-type="float" office:value="13.2920351028">
            <text:p>13.2920351028</text:p>
          </table:table-cell>
          <table:table-cell table:formula="of:=ROUND([.E116];3)" office:value-type="float" office:value="13.292">
            <text:p>13.292</text:p>
          </table:table-cell>
          <table:table-cell table:formula="of:=ROUND([.F116];3)" office:value-type="float" office:value="13.308">
            <text:p>13.308</text:p>
          </table:table-cell>
          <table:table-cell table:formula="of:=ROUND([.G116];3)" office:value-type="float" office:value="13.825">
            <text:p>13.825</text:p>
          </table:table-cell>
          <table:table-cell table:formula="of:=ROUND([.H116];3)" office:value-type="float" office:value="13.292">
            <text:p>13.29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3.6722841263">
            <text:p>13.6722841263</text:p>
          </table:table-cell>
          <table:table-cell office:value-type="float" office:value="14.1127209663">
            <text:p>14.1127209663</text:p>
          </table:table-cell>
          <table:table-cell office:value-type="float" office:value="14.5328178406">
            <text:p>14.5328178406</text:p>
          </table:table-cell>
          <table:table-cell office:value-type="float" office:value="13.6722841263">
            <text:p>13.6722841263</text:p>
          </table:table-cell>
          <table:table-cell table:formula="of:=ROUND([.E117];3)" office:value-type="float" office:value="13.672">
            <text:p>13.672</text:p>
          </table:table-cell>
          <table:table-cell table:formula="of:=ROUND([.F117];3)" office:value-type="float" office:value="14.113">
            <text:p>14.113</text:p>
          </table:table-cell>
          <table:table-cell table:formula="of:=ROUND([.G117];3)" office:value-type="float" office:value="14.533">
            <text:p>14.533</text:p>
          </table:table-cell>
          <table:table-cell table:formula="of:=ROUND([.H117];3)" office:value-type="float" office:value="13.672">
            <text:p>13.67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3.2007851601">
            <text:p>13.2007851601</text:p>
          </table:table-cell>
          <table:table-cell office:value-type="float" office:value="13.316904068">
            <text:p>13.316904068</text:p>
          </table:table-cell>
          <table:table-cell office:value-type="float" office:value="13.5054600239">
            <text:p>13.5054600239</text:p>
          </table:table-cell>
          <table:table-cell office:value-type="float" office:value="13.2007851601">
            <text:p>13.2007851601</text:p>
          </table:table-cell>
          <table:table-cell table:formula="of:=ROUND([.E118];3)" office:value-type="float" office:value="13.201">
            <text:p>13.201</text:p>
          </table:table-cell>
          <table:table-cell table:formula="of:=ROUND([.F118];3)" office:value-type="float" office:value="13.317">
            <text:p>13.317</text:p>
          </table:table-cell>
          <table:table-cell table:formula="of:=ROUND([.G118];3)" office:value-type="float" office:value="13.505">
            <text:p>13.505</text:p>
          </table:table-cell>
          <table:table-cell table:formula="of:=ROUND([.H118];3)" office:value-type="float" office:value="13.201">
            <text:p>13.20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3.1419501305">
            <text:p>13.1419501305</text:p>
          </table:table-cell>
          <table:table-cell office:value-type="float" office:value="13.1824369431">
            <text:p>13.1824369431</text:p>
          </table:table-cell>
          <table:table-cell office:value-type="float" office:value="13.2126920223">
            <text:p>13.2126920223</text:p>
          </table:table-cell>
          <table:table-cell office:value-type="float" office:value="13.1419501305">
            <text:p>13.1419501305</text:p>
          </table:table-cell>
          <table:table-cell table:formula="of:=ROUND([.E119];3)" office:value-type="float" office:value="13.142">
            <text:p>13.142</text:p>
          </table:table-cell>
          <table:table-cell table:formula="of:=ROUND([.F119];3)" office:value-type="float" office:value="13.182">
            <text:p>13.182</text:p>
          </table:table-cell>
          <table:table-cell table:formula="of:=ROUND([.G119];3)" office:value-type="float" office:value="13.213">
            <text:p>13.213</text:p>
          </table:table-cell>
          <table:table-cell table:formula="of:=ROUND([.H119];3)" office:value-type="float" office:value="13.142">
            <text:p>13.14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.9577851295">
            <text:p>12.9577851295</text:p>
          </table:table-cell>
          <table:table-cell office:value-type="float" office:value="12.9888851643">
            <text:p>12.9888851643</text:p>
          </table:table-cell>
          <table:table-cell office:value-type="float" office:value="13.0116519928">
            <text:p>13.0116519928</text:p>
          </table:table-cell>
          <table:table-cell office:value-type="float" office:value="12.9577851295">
            <text:p>12.9577851295</text:p>
          </table:table-cell>
          <table:table-cell table:formula="of:=ROUND([.E120];3)" office:value-type="float" office:value="12.958">
            <text:p>12.958</text:p>
          </table:table-cell>
          <table:table-cell table:formula="of:=ROUND([.F120];3)" office:value-type="float" office:value="12.989">
            <text:p>12.989</text:p>
          </table:table-cell>
          <table:table-cell table:formula="of:=ROUND([.G120];3)" office:value-type="float" office:value="13.012">
            <text:p>13.012</text:p>
          </table:table-cell>
          <table:table-cell table:formula="of:=ROUND([.H120];3)" office:value-type="float" office:value="12.958">
            <text:p>12.95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.9620659351">
            <text:p>12.9620659351</text:p>
          </table:table-cell>
          <table:table-cell office:value-type="float" office:value="12.9723901749">
            <text:p>12.9723901749</text:p>
          </table:table-cell>
          <table:table-cell office:value-type="float" office:value="13.0054340363">
            <text:p>13.0054340363</text:p>
          </table:table-cell>
          <table:table-cell office:value-type="float" office:value="12.9620659351">
            <text:p>12.9620659351</text:p>
          </table:table-cell>
          <table:table-cell table:formula="of:=ROUND([.E121];3)" office:value-type="float" office:value="12.962">
            <text:p>12.962</text:p>
          </table:table-cell>
          <table:table-cell table:formula="of:=ROUND([.F121];3)" office:value-type="float" office:value="12.972">
            <text:p>12.972</text:p>
          </table:table-cell>
          <table:table-cell table:formula="of:=ROUND([.G121];3)" office:value-type="float" office:value="13.005">
            <text:p>13.005</text:p>
          </table:table-cell>
          <table:table-cell table:formula="of:=ROUND([.H121];3)" office:value-type="float" office:value="12.962">
            <text:p>12.96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13.694111824">
            <text:p>13.694111824</text:p>
          </table:table-cell>
          <table:table-cell office:value-type="float" office:value="13.7674491405">
            <text:p>13.7674491405</text:p>
          </table:table-cell>
          <table:table-cell office:value-type="float" office:value="13.775439024">
            <text:p>13.775439024</text:p>
          </table:table-cell>
          <table:table-cell office:value-type="float" office:value="13.694111824">
            <text:p>13.694111824</text:p>
          </table:table-cell>
          <table:table-cell table:formula="of:=ROUND([.E122];3)" office:value-type="float" office:value="13.694">
            <text:p>13.694</text:p>
          </table:table-cell>
          <table:table-cell table:formula="of:=ROUND([.F122];3)" office:value-type="float" office:value="13.767">
            <text:p>13.767</text:p>
          </table:table-cell>
          <table:table-cell table:formula="of:=ROUND([.G122];3)" office:value-type="float" office:value="13.775">
            <text:p>13.775</text:p>
          </table:table-cell>
          <table:table-cell table:formula="of:=ROUND([.H122];3)" office:value-type="float" office:value="13.694">
            <text:p>13.69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table:number-columns-repeated="2" office:value-type="float" office:value="64">
            <text:p>64</text:p>
          </table:table-cell>
          <table:table-cell office:value-type="float" office:value="13.2092540264">
            <text:p>13.2092540264</text:p>
          </table:table-cell>
          <table:table-cell office:value-type="float" office:value="13.2262659073">
            <text:p>13.2262659073</text:p>
          </table:table-cell>
          <table:table-cell office:value-type="float" office:value="13.3139741421">
            <text:p>13.3139741421</text:p>
          </table:table-cell>
          <table:table-cell office:value-type="float" office:value="13.2092540264">
            <text:p>13.2092540264</text:p>
          </table:table-cell>
          <table:table-cell table:formula="of:=ROUND([.E123];3)" office:value-type="float" office:value="13.209">
            <text:p>13.209</text:p>
          </table:table-cell>
          <table:table-cell table:formula="of:=ROUND([.F123];3)" office:value-type="float" office:value="13.226">
            <text:p>13.226</text:p>
          </table:table-cell>
          <table:table-cell table:formula="of:=ROUND([.G123];3)" office:value-type="float" office:value="13.314">
            <text:p>13.314</text:p>
          </table:table-cell>
          <table:table-cell table:formula="of:=ROUND([.H123];3)" office:value-type="float" office:value="13.209">
            <text:p>13.20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number-columns-repeated="2" office:value-type="float" office:value="64">
            <text:p>64</text:p>
          </table:table-cell>
          <table:table-cell office:value-type="float" office:value="13.1167869568">
            <text:p>13.1167869568</text:p>
          </table:table-cell>
          <table:table-cell office:value-type="float" office:value="13.1728889942">
            <text:p>13.1728889942</text:p>
          </table:table-cell>
          <table:table-cell office:value-type="float" office:value="13.6947410107">
            <text:p>13.6947410107</text:p>
          </table:table-cell>
          <table:table-cell office:value-type="float" office:value="13.1167869568">
            <text:p>13.1167869568</text:p>
          </table:table-cell>
          <table:table-cell table:formula="of:=ROUND([.E124];3)" office:value-type="float" office:value="13.117">
            <text:p>13.117</text:p>
          </table:table-cell>
          <table:table-cell table:formula="of:=ROUND([.F124];3)" office:value-type="float" office:value="13.173">
            <text:p>13.173</text:p>
          </table:table-cell>
          <table:table-cell table:formula="of:=ROUND([.G124];3)" office:value-type="float" office:value="13.695">
            <text:p>13.695</text:p>
          </table:table-cell>
          <table:table-cell table:formula="of:=ROUND([.H124];3)" office:value-type="float" office:value="13.117">
            <text:p>13.11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.9209930897">
            <text:p>12.9209930897</text:p>
          </table:table-cell>
          <table:table-cell office:value-type="float" office:value="12.9357440472">
            <text:p>12.9357440472</text:p>
          </table:table-cell>
          <table:table-cell office:value-type="float" office:value="12.9606368542">
            <text:p>12.9606368542</text:p>
          </table:table-cell>
          <table:table-cell office:value-type="float" office:value="12.9209930897">
            <text:p>12.9209930897</text:p>
          </table:table-cell>
          <table:table-cell table:formula="of:=ROUND([.E125];3)" office:value-type="float" office:value="12.921">
            <text:p>12.921</text:p>
          </table:table-cell>
          <table:table-cell table:formula="of:=ROUND([.F125];3)" office:value-type="float" office:value="12.936">
            <text:p>12.936</text:p>
          </table:table-cell>
          <table:table-cell table:formula="of:=ROUND([.G125];3)" office:value-type="float" office:value="12.961">
            <text:p>12.961</text:p>
          </table:table-cell>
          <table:table-cell table:formula="of:=ROUND([.H125];3)" office:value-type="float" office:value="12.921">
            <text:p>12.92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3" office:value-type="float" office:value="64">
            <text:p>64</text:p>
          </table:table-cell>
          <table:table-cell office:value-type="float" office:value="12.8730349541">
            <text:p>12.8730349541</text:p>
          </table:table-cell>
          <table:table-cell office:value-type="float" office:value="12.8789010048">
            <text:p>12.8789010048</text:p>
          </table:table-cell>
          <table:table-cell office:value-type="float" office:value="12.9237539768">
            <text:p>12.9237539768</text:p>
          </table:table-cell>
          <table:table-cell office:value-type="float" office:value="12.8730349541">
            <text:p>12.8730349541</text:p>
          </table:table-cell>
          <table:table-cell table:formula="of:=ROUND([.E126];3)" office:value-type="float" office:value="12.873">
            <text:p>12.873</text:p>
          </table:table-cell>
          <table:table-cell table:formula="of:=ROUND([.F126];3)" office:value-type="float" office:value="12.879">
            <text:p>12.879</text:p>
          </table:table-cell>
          <table:table-cell table:formula="of:=ROUND([.G126];3)" office:value-type="float" office:value="12.924">
            <text:p>12.924</text:p>
          </table:table-cell>
          <table:table-cell table:formula="of:=ROUND([.H126];3)" office:value-type="float" office:value="12.873">
            <text:p>12.8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5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8-02T15:57:10</dc:date>
    <dc:creator>Ben Spencer</dc:creator>
    <meta:document-statistic meta:table-count="1" meta:cell-count="1512" meta:object-count="0"/>
  </office:meta>
</office:document-meta>
</file>